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alibri2" svg:font-family="Calibri" style:font-adornments="Predeterminado"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master-page-name="">
      <style:table-properties style:width="17.013cm" fo:margin-left="0cm" fo:margin-right="-0.012cm" style:page-number="auto" fo:break-before="auto" fo:break-after="auto" table:align="margins" fo:background-color="transparent" style:shadow="none" fo:keep-with-next="always" style:may-break-between-rows="true" style:writing-mode="page">
        <style:background-image/>
      </style:table-properties>
    </style:style>
    <style:style style:name="Tabla1.A" style:family="table-column">
      <style:table-column-properties style:column-width="4.247cm" style:rel-column-width="2408*"/>
    </style:style>
    <style:style style:name="Tabla1.B" style:family="table-column">
      <style:table-column-properties style:column-width="3.505cm" style:rel-column-width="1987*"/>
    </style:style>
    <style:style style:name="Tabla1.C" style:family="table-column">
      <style:table-column-properties style:column-width="3.438cm" style:rel-column-width="1949*"/>
    </style:style>
    <style:style style:name="Tabla1.D" style:family="table-column">
      <style:table-column-properties style:column-width="5.823cm" style:rel-column-width="3301*"/>
    </style:style>
    <style:style style:name="Tabla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1.D1" style:family="table-cell">
      <style:table-cell-properties fo:background-color="#000080" fo:padding="0.097cm" fo:border="0.002cm solid #000000">
        <style:background-image/>
      </style:table-cell-properties>
    </style:style>
    <style:style style:name="Tabla1.2" style:family="table-row">
      <style:table-row-properties fo:background-color="transparent" style:keep-together="true" fo:keep-together="auto">
        <style:background-image/>
      </style:table-row-properties>
    </style:style>
    <style:style style:name="Tabla1.A2" style:family="table-cell">
      <style:table-cell-properties style:vertical-align="middle" fo:background-color="#4d4d4d" fo:padding="0.097cm" fo:border-left="0.002cm solid #000000" fo:border-right="none" fo:border-top="none" fo:border-bottom="0.035cm solid #000000" style:writing-mode="page">
        <style:background-image/>
      </style:table-cell-properties>
    </style:style>
    <style:style style:name="Tabla1.B2" style:family="table-cell">
      <style:table-cell-properties style:vertical-align="" fo:background-color="#cccccc" fo:padding="0.097cm" fo:border-left="0.002cm solid #000000" fo:border-right="none" fo:border-top="none" fo:border-bottom="0.035cm solid #000000" style:writing-mode="page">
        <style:background-image/>
      </style:table-cell-properties>
    </style:style>
    <style:style style:name="Tabla1.C2" style:family="table-cell">
      <style:table-cell-properties style:vertical-align="" fo:background-color="transparent" fo:padding="0.097cm" fo:border-left="0.002cm solid #000000" fo:border-right="none" fo:border-top="none" fo:border-bottom="0.035cm solid #000000" style:writing-mode="page">
        <style:background-image/>
      </style:table-cell-properties>
    </style:style>
    <style:style style:name="Tabla1.D2" style:family="table-cell">
      <style:table-cell-properties style:vertical-align="" fo:background-color="transparent" fo:padding="0.097cm" fo:border-left="0.002cm solid #000000" fo:border-right="0.002cm solid #000000" fo:border-top="none" fo:border-bottom="0.035cm solid #000000" style:writing-mode="page">
        <style:background-image/>
      </style:table-cell-properties>
    </style:style>
    <style:style style:name="Tabla1.A3" style:family="table-cell">
      <style:table-cell-properties style:vertical-align="middle" fo:background-color="#4d4d4d" fo:padding="0.097cm" fo:border-left="0.002cm solid #000000" fo:border-right="none" fo:border-top="none" fo:border-bottom="0.035cm solid #000000">
        <style:background-image/>
      </style:table-cell-properties>
    </style:style>
    <style:style style:name="Tabla1.B3" style:family="table-cell">
      <style:table-cell-properties fo:background-color="#cccccc" fo:padding="0.097cm" fo:border-left="0.002cm solid #000000" fo:border-right="none" fo:border-top="none" fo:border-bottom="0.002cm solid #000000">
        <style:background-image/>
      </style:table-cell-properties>
    </style:style>
    <style:style style:name="Tabla1.C3" style:family="table-cell">
      <style:table-cell-properties fo:background-color="transparent" fo:padding="0.097cm" fo:border-left="0.002cm solid #000000" fo:border-right="none" fo:border-top="none" fo:border-bottom="0.002cm solid #000000">
        <style:background-image/>
      </style:table-cell-properties>
    </style:style>
    <style:style style:name="Tabla1.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row">
      <style:table-row-properties style:min-row-height="0.665cm"/>
    </style:style>
    <style:style style:name="Tabla1.B6" style:family="table-cell">
      <style:table-cell-properties fo:background-color="#cccccc" fo:padding="0.097cm" fo:border-left="0.002cm solid #000000" fo:border-right="none" fo:border-top="none" fo:border-bottom="0.035cm solid #000000">
        <style:background-image/>
      </style:table-cell-properties>
    </style:style>
    <style:style style:name="Tabla1.C6" style:family="table-cell">
      <style:table-cell-properties fo:background-color="transparent" fo:padding="0.097cm" fo:border-left="0.002cm solid #000000" fo:border-right="none" fo:border-top="none" fo:border-bottom="0.035cm solid #000000">
        <style:background-image/>
      </style:table-cell-properties>
    </style:style>
    <style:style style:name="Tabla1.D6" style:family="table-cell">
      <style:table-cell-properties fo:background-color="transparent" fo:padding="0.097cm" fo:border-left="0.002cm solid #000000" fo:border-right="0.002cm solid #000000" fo:border-top="none" fo:border-bottom="0.035cm solid #000000">
        <style:background-image/>
      </style:table-cell-properties>
    </style:style>
    <style:style style:name="Tabla1.A11" style:family="table-cell">
      <style:table-cell-properties style:vertical-align="middle" fo:background-color="#4d4d4d" fo:padding="0.097cm" fo:border-left="0.002cm solid #000000" fo:border-right="none" fo:border-top="none" fo:border-bottom="0.002cm solid #000000">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tyle="normal" style:font-style-asian="normal" style:font-style-complex="normal"/>
    </style:style>
    <style:style style:name="P3" style:family="paragraph" style:parent-style-name="Quotations">
      <style:paragraph-properties fo:text-align="center" style:justify-single-word="false"/>
      <style:text-properties fo:font-style="italic" style:font-style-asian="italic" style:font-style-complex="italic"/>
    </style:style>
    <style:style style:name="P4" style:family="paragraph" style:parent-style-name="Bibliography_20_1">
      <style:paragraph-properties>
        <style:tab-stops/>
      </style:paragraph-properties>
    </style:style>
    <style:style style:name="P5" style:family="paragraph" style:parent-style-name="Bibliography_20_Heading">
      <style:paragraph-properties fo:break-before="page"/>
    </style:style>
    <style:style style:name="P6" style:family="paragraph" style:parent-style-name="Illustration">
      <style:paragraph-properties fo:text-align="center" style:justify-single-word="false"/>
    </style:style>
    <style:style style:name="P7" style:family="paragraph" style:parent-style-name="Table_20_Contents">
      <style:paragraph-properties fo:text-align="start"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justify"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font-weight="normal" style:font-weight-asian="normal" style:font-weight-complex="normal"/>
    </style:style>
    <style:style style:name="P11" style:family="paragraph" style:parent-style-name="Table">
      <style:paragraph-properties fo:text-align="center" style:justify-single-word="false"/>
    </style:style>
    <style:style style:name="P12" style:family="paragraph" style:parent-style-name="Text_20_body" style:list-style-name="L1"/>
    <style:style style:name="P13" style:family="paragraph" style:parent-style-name="Text_20_body">
      <style:text-properties fo:font-weight="bold" style:font-weight-asian="bold" style:font-weight-complex="bold"/>
    </style:style>
    <style:style style:name="P14" style:family="paragraph" style:parent-style-name="Text_20_body" style:list-style-name="L1">
      <style:text-properties fo:font-weight="bold" style:font-weight-asian="bold" style:font-weight-complex="bold"/>
    </style:style>
    <style:style style:name="P15" style:family="paragraph" style:parent-style-name="Text_20_body" style:list-style-name="L2">
      <style:text-properties fo:font-weight="bold" style:font-weight-asian="bold" style:font-weight-complex="bold"/>
    </style:style>
    <style:style style:name="P16" style:family="paragraph" style:parent-style-name="Text_20_body" style:list-style-name="L3">
      <style:text-properties fo:font-weight="bold" style:font-weight-asian="bold" style:font-weight-complex="bold"/>
    </style:style>
    <style:style style:name="P17" style:family="paragraph" style:parent-style-name="Text_20_body" style:list-style-name="L4">
      <style:text-properties fo:font-weight="bold" style:font-weight-asian="bold" style:font-weight-complex="bold"/>
    </style:style>
    <style:style style:name="P18" style:family="paragraph" style:parent-style-name="Text_20_body" style:list-style-name="L5">
      <style:text-properties fo:font-weight="bold" style:font-weight-asian="bold" style:font-weight-complex="bold"/>
    </style:style>
    <style:style style:name="P19" style:family="paragraph" style:parent-style-name="Text_20_body" style:list-style-name="L6">
      <style:text-properties fo:font-weight="bold" style:font-weight-asian="bold" style:font-weight-complex="bold"/>
    </style:style>
    <style:style style:name="P20" style:family="paragraph" style:parent-style-name="Text_20_body">
      <style:text-properties fo:font-weight="normal" style:font-weight-asian="normal" style:font-weight-complex="normal"/>
    </style:style>
    <style:style style:name="P21" style:family="paragraph" style:parent-style-name="Text_20_body" style:list-style-name="L1">
      <style:text-properties fo:font-weight="normal" style:font-weight-asian="normal" style:font-weight-complex="normal"/>
    </style:style>
    <style:style style:name="P22" style:family="paragraph" style:parent-style-name="Text_20_body" style:list-style-name="L2">
      <style:text-properties fo:font-weight="normal" style:font-weight-asian="normal" style:font-weight-complex="normal"/>
    </style:style>
    <style:style style:name="P23" style:family="paragraph" style:parent-style-name="Text_20_body" style:list-style-name="L5"/>
    <style:style style:name="P24" style:family="paragraph" style:parent-style-name="Text_20_body" style:list-style-name="L8"/>
    <style:style style:name="P25" style:family="paragraph" style:parent-style-name="Text_20_body" style:list-style-name="L9"/>
    <style:style style:name="P26" style:family="paragraph" style:parent-style-name="Heading_20_1">
      <style:paragraph-properties fo:break-before="page"/>
    </style:style>
    <style:style style:name="P27" style:family="paragraph" style:parent-style-name="Illustration">
      <style:paragraph-properties fo:text-align="center" style:justify-single-word="false"/>
    </style:style>
    <style:style style:name="P28" style:family="paragraph" style:parent-style-name="Table_20_Contents">
      <style:paragraph-properties fo:text-align="center" style:justify-single-word="false"/>
      <style:text-properties fo:color="#ffffff"/>
    </style:style>
    <style:style style:name="P29" style:family="paragraph" style:parent-style-name="Table_20_Contents">
      <style:paragraph-properties fo:text-align="center" style:justify-single-word="false"/>
      <style:text-properties fo:color="#ffffff" style:font-name="Calibri"/>
    </style:style>
    <style:style style:name="P30" style:family="paragraph" style:parent-style-name="Título_5f_portada">
      <style:text-properties style:font-name="Calibri1" fo:font-size="20pt" fo:font-weight="normal" style:font-size-asian="20pt" style:font-weight-asian="normal" style:font-size-complex="20pt" style:font-weight-complex="normal"/>
    </style:style>
    <style:style style:name="P31" style:family="paragraph" style:parent-style-name="Título_5f_portada" style:master-page-name="First_20_Page">
      <style:paragraph-properties style:page-number="auto"/>
      <style:text-properties style:font-name="Calibri1" fo:font-size="20pt" style:font-size-asian="20pt" style:font-size-complex="20pt"/>
    </style:style>
    <style:style style:name="P32" style:family="paragraph" style:parent-style-name="Table_20_index_20_1">
      <style:paragraph-properties>
        <style:tab-stops>
          <style:tab-stop style:position="17cm" style:type="right" style:leader-style="dotted" style:leader-text="."/>
        </style:tab-stops>
      </style:paragraph-properties>
    </style:style>
    <style:style style:name="P33" style:family="paragraph" style:parent-style-name="Illustration_20_Index_20_1">
      <style:paragraph-properties>
        <style:tab-stops>
          <style:tab-stop style:position="17cm" style:type="right" style:leader-style="dotted" style:leader-text="."/>
        </style:tab-stops>
      </style:paragraph-properties>
    </style:style>
    <style:style style:name="P34" style:family="paragraph" style:parent-style-name="Subtítulo_5f_portada">
      <style:text-properties style:font-name="Calibri1"/>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1">
      <style:paragraph-properties>
        <style:tab-stops>
          <style:tab-stop style:position="17.006cm" style:type="right" style:leader-style="dotted" style:leader-text="."/>
        </style:tab-stops>
      </style:paragraph-properties>
    </style:style>
    <style:style style:name="P37" style:family="paragraph" style:parent-style-name="Texto_5f_portada">
      <style:paragraph-properties fo:margin-left="1.958cm" fo:margin-right="0cm" fo:text-indent="0cm" style:auto-text-indent="false"/>
      <style:text-properties fo:font-weight="bold" style:font-weight-asian="bold" style:font-weight-complex="bold"/>
    </style:style>
    <style:style style:name="P38" style:family="paragraph" style:parent-style-name="Texto_5f_portada">
      <style:paragraph-properties fo:margin-left="0cm" fo:margin-right="0cm" fo:text-indent="0cm" style:auto-text-indent="false"/>
      <style:text-properties fo:font-weight="bold" style:font-weight-asian="bold" style:font-weight-complex="bold"/>
    </style:style>
    <style:style style:name="P39" style:family="paragraph" style:parent-style-name="EPS_5f_portada">
      <style:paragraph-properties fo:margin-top="0cm" fo:margin-bottom="0.4cm"/>
      <style:text-properties style:font-name="Calibri1" fo:font-size="14pt" style:font-size-asian="14pt" style:font-size-complex="14pt"/>
    </style:style>
    <style:style style:name="P40" style:family="paragraph" style:parent-style-name="Universidad_5f_portada">
      <style:text-properties style:font-name="Calibri1" fo:font-size="14pt" style:font-size-asian="14pt" style:font-size-complex="14pt"/>
    </style:style>
    <style:style style:name="P41" style:family="paragraph" style:parent-style-name="Heading_20_3">
      <style:text-properties fo:font-weight="normal" style:font-weight-asian="normal" style:font-weight-complex="normal"/>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2">
      <style:paragraph-properties>
        <style:tab-stops>
          <style:tab-stop style:position="16.506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Contents_20_3">
      <style:paragraph-properties>
        <style:tab-stops>
          <style:tab-stop style:position="16.007cm" style:type="right" style:leader-style="dotted" style:leader-text="."/>
        </style:tab-stops>
      </style:paragraph-properties>
    </style:style>
    <style:style style:name="P4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indent="0cm"/>
    </style:style>
    <style:style style:name="P48" style:family="paragraph">
      <style:paragraph-properties fo:margin-left="0cm" fo:margin-right="0cm" fo:margin-top="0cm" fo:margin-bottom="0cm" fo:line-height="100%" fo:text-indent="0cm"/>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P49"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style>
    <style:style style:name="P5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8pt" fo:font-style="normal" fo:text-shadow="none" style:text-underline-style="none" fo:font-weight="normal" style:letter-kerning="true" style:font-name-asian="Arial Unicode MS"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alibri2" fo:font-weight="normal" style:font-weight-asian="normal" style:font-weight-complex="normal"/>
    </style:style>
    <style:style style:name="T9" style:family="text">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10"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Arial1" fo:font-size="8pt" fo:font-style="normal" fo:text-shadow="none" style:text-underline-style="none" fo:font-weight="normal" style:letter-kerning="true" style:font-name-asian="Arial Unicode MS"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parallel" style:number-wrapped-paragraphs="1"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0.41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dash" draw:stroke-dash="Ultrafine_20_2_20_Dots_20_3_20_Dashes"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ashe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dash" draw:stroke-dash="Ultrafine_20_Dashed" svg:stroke-width="0cm" svg:stroke-color="#8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464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64cm" fo:min-width="0.192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66cm" fo:min-width="0.192cm" fo:padding-top="0.125cm" fo:padding-bottom="0.125cm" fo:padding-left="0.25cm" fo:padding-right="0.25cm" draw:shadow="hidden" draw:shadow-offset-x="0.3cm" draw:shadow-offset-y="0.3cm" draw:shadow-color="#808080" style:run-through="foreground"/>
    </style:style>
    <style:style style:name="gr14" style:family="graphic">
      <style:graphic-properties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opacity="50%" draw:textarea-horizontal-align="justify" draw:textarea-vertical-align="middle" draw:auto-grow-height="false" fo:padding-top="0.125cm" fo:padding-bottom="0.125cm" fo:padding-left="0.25cm" fo:padding-right="0.25cm" draw:shadow="hidden" draw:shadow-offset-x="0.3cm" draw:shadow-offset-y="0.3cm" draw:shadow-color="#808080" draw:shadow-opacity="5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000000" draw:opacity="50%"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000000"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2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2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3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2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Juegos Web Interactivos para Entrenamiento Visual</text:p>
      <text:p text:style-name="P34">Ingeniería en informática</text:p>
      <text:p text:style-name="P40">Universidad de Córdoba</text:p>
      <text:p text:style-name="P39">Escuela Politécnica Superior</text:p>
      <text:p text:style-name="P30">PONG HTML5</text:p>
      <text:p text:style-name="Texto_5f_portada"><text:span text:style-name="T7">Autor:</text:span><text:span text:style-name="T6"> Manuel Navarro Pérez</text:span></text:p>
      <text:p text:style-name="Texto_5f_portada"><text:span text:style-name="T7">Directores:</text:span> <text:span text:style-name="T6">Antonio Arauzo Azofra</text:span></text:p>
      <text:p text:style-name="P37">Antonio Tomás González Espejo</text:p>
      <text:p text:style-name="P37"/>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36">1PONG HTML5<text:tab/>2</text:p>
          <text:p text:style-name="P43">1.1Introducción<text:tab/>2</text:p>
          <text:p text:style-name="P43">1.2Elementos<text:tab/>2</text:p>
          <text:p text:style-name="P43">1.3Animaciones<text:tab/>4</text:p>
          <text:p text:style-name="P43">1.4Parámetros configurables<text:tab/>7</text:p>
          <text:p text:style-name="P43">1.5Puntuación<text:tab/>9</text:p>
          <text:p text:style-name="P43">1.6Nivel de dificultad<text:tab/>10</text:p>
          <text:p text:style-name="P45">Fácil<text:tab/>11</text:p>
          <text:p text:style-name="P45">Normal<text:tab/>11</text:p>
          <text:p text:style-name="P45">Difícil<text:tab/>12</text:p>
          <text:p text:style-name="P43">1.7Base de datos de Pong<text:tab/>13</text:p>
        </text:index-body>
      </text:table-of-content>
      <text:p text:style-name="P38"/>
      <text:h text:style-name="P26" text:outline-level="1"><text:bookmark text:name="__RefHeading__146_1257687823"/>PONG HTML5<text:bookmark-end text:name="__RefHeading__146_1257687823"/></text:h>
      <text:h text:style-name="Heading_20_2" text:outline-level="2">Introducción</text:h>
      <text:p text:style-name="P3">“Pong<text:span text:style-name="T3"><text:bibliography-mark text:identifier="ATA00" text:bibliography-type="www" text:author="Atari" text:title="Pong" text:year="1972" text:url="http://es.wikipedia.org/wiki/Pong">[1]</text:bibliography-mark></text:span> es un juego de deportes en dos dimensiones que simula un tenis de mesa. El jugador controla en el juego una paleta moviéndola verticalmente en la parte izquierda de la pantalla, y puede competir tanto contra un oponente controlado por computadora, como con otro jugador humano que controla una segunda paleta en la parte opuesta. Los jugadores pueden usar las paletas para pegarle a la pelota hacia un lado u otro. El objetivo consiste en que uno de los jugadores consiga más puntos que el oponente al finalizar el juego. Estos puntos se obtienen cuando el jugador adversario falla al devolver la pelota.”<text:note text:id="ftn1" text:note-class="footnote"><text:note-citation>1</text:note-citation><text:note-body><text:p text:style-name="Footnote">Definición de <text:span text:style-name="T1">“Pong”</text:span><text:span text:style-name="T3"> según Wikipedia.</text:span></text:p></text:note-body></text:note></text:p>
      <text:p text:style-name="Text_20_body">La definición del juego “<text:span text:style-name="T1">Pong”</text:span> implementado en este proyecto juego es tal y como se ha descrito en el párrafo anterior, con la peculiaridad de que en <text:span text:style-name="T3">esta caso, se trata de un juego para un solo jugador, que se corresponderá con el paciente al que se le va a tratar la deficiencia visual.</text:span></text:p>
      <text:p text:style-name="Text_20_body"><text:span text:style-name="T3">Como se ha comentado en apartados anteriores este juego, además de los sucesivos, serán implementados con la tecnología HTML5, junto con una serie de </text:span><text:span text:style-name="T1">frameworks</text:span><text:span text:style-name="T1"><text:note text:id="ftn2" text:note-class="footnote"><text:note-citation>2</text:note-citation><text:note-body><text:p text:style-name="Footnote">Estructura conceptual y tecnológica de soporte definido, normalmente con artefactos o módulos de software concretos, que puede servir de base para la organización y desarrollo de software.</text:p></text:note-body></text:note></text:span><text:span text:style-name="T3"> disponibles para la implementación de juegos, prescindiendo así de animaciones Flash cuya presencia en tecnologías móviles es casi inexistente, debido a problemas de compatibilidad y rendimiento sobre dichas plataformas.</text:span></text:p>
      <text:p text:style-name="P1"><text:span text:style-name="T3">Además de la lógica general del juego se implementará la característica de un diseño adaptativo o “</text:span><text:span text:style-name="T1">Responsive Design</text:span><text:span text:style-name="T3">”</text:span><text:span text:style-name="T3"><text:note text:id="ftn3" text:note-class="footnote"><text:note-citation>3</text:note-citation><text:note-body><text:p text:style-name="Footnote">Técnica de diseño y desarrollo web que mediante el uso de estructuras e imágenes fluidas, así como de <text:span text:style-name="T1">media-queries</text:span> en la hoja de estilo CSS, consigue adaptar el sitio web al entorno del usuario.</text:p></text:note-body></text:note></text:span><text:span text:style-name="T3"> capaz de adaptar el juego a cualquier pantalla, por lo que permite su uso tanto en pantallas de ordenadores personales como en </text:span><text:span text:style-name="T1">smartphones, tablets </text:span><text:span text:style-name="T3">o cualquier otro dispositivo compatible con HTML5.</text:span></text:p>
      <text:p text:style-name="P2">Otra característica importante del juego es su gran capacidad de configuración, dónde el especialista que tratará la deficiencia visual podrá elegir de entre un conjunto de parámetros configurables, personalizando y adaptando el juego al tratamiento a cada paciente.</text:p>
      <text:p text:style-name="P2">Por último destacar la característica fundamental de este juego y por lo cual se ha decidido escoger este juego para que forme parte de la terapia visual interactiva. Se trata de la capacidad de la pelota de cambiar de color conforme ésta se mueve entre diversas zonas preestablecidas en el tablero, así obligaremos a trabajar los dos ojos de manera independiente</text:p>
      <text:h text:style-name="Heading_20_2" text:outline-level="2"><text:bookmark text:name="__RefHeading__178_1257687823"/><text:bookmark text:name="__RefNumPara__335_1358432129"/>Elementos<text:bookmark-end text:name="__RefHeading__178_1257687823"/><text:bookmark-end text:name="__RefNumPara__335_1358432129"/></text:h>
      <text:p text:style-name="Text_20_body">Al tratarse de un juego simple, el número de elementos que intervienen en la ejecución del juego no serán demasiados, pero sí será muy importante identificar y definir perfectamente estos elementos para conseguir un rendimiento óptimo debido a que las aplicaciones web<text:note text:id="ftn4" text:note-class="footnote"><text:note-citation>4</text:note-citation><text:note-body><text:p text:style-name="Footnote">Aplicación software que se codifica en un lenguaje soportado por los navegadores web en la que se confía la ejecución al navegador.</text:p></text:note-body></text:note> junto con las animaciones al ejecutarse a través de un navegador no disponen de tantos recursos como si se tratase de aplicaciones locales de cualquier ordenador personal, además de la complejidad de adaptar dicho juego a diversos dispositivos portátiles cuya capacidad de procesamiento es mucho <text:soft-page-break/>menor.</text:p>
      <text:p text:style-name="Text_20_body">En primer lugar identificaremos tres capas o <text:span text:style-name="T1">layers</text:span> donde situaremos los diferentes elementos del juego tal y como se observa en la <text:sequence-ref text:reference-format="text" text:ref-name="refIllustration0">Ilustración 1: Capas o layers de Pong</text:sequence-ref>.</text:p>
      <text:p text:style-name="Text_20_body"><draw:frame draw:style-name="fr1" draw:name="Marco1" text:anchor-type="paragraph" svg:y="0.212cm" svg:width="8.304cm" draw:z-index="0"><draw:text-box fo:min-height="7.147cm"><text:p text:style-name="P6"><draw:g text:anchor-type="paragraph" draw:z-index="1" draw:style-name="gr1"><draw:path draw:style-name="gr2" draw:text-style-name="P46" svg:width="5.608cm" svg:height="4.994cm" draw:transform="skewX (-0.300894763043766) rotate (-0.0204203522495157) translate (-0.823592305862938cm 1.71398805065591cm)" svg:viewBox="0 0 5609 4995" svg:d="m0 2848c437-969 881-1918 1332-2848 1004 1300 2372 2042 3885 2144 87 960 216 1902 392 2819-2176 198-4180-527-5609-2115z"><text:p/></draw:path><draw:path draw:style-name="gr2" draw:text-style-name="P46" svg:width="5.607cm" svg:height="4.996cm" draw:transform="skewX (-0.300720230118566) rotate (-0.0200712863991177) translate (-0.225822071976795cm 0.862527162599762cm)" svg:viewBox="0 0 5608 4997" svg:d="m0 2847c437-968 881-1917 1332-2847 1004 1301 2372 2044 3885 2146 86 960 215 1902 391 2819-2175 197-4180-528-5608-2118z"><text:p/></draw:path><draw:path draw:style-name="gr2" draw:text-style-name="P46" svg:width="5.608cm" svg:height="4.996cm" draw:transform="skewX (-0.300371164268167) rotate (-0.0200712863991177) translate (0.369111672489098cm -0.0267177906724285cm)" svg:viewBox="0 0 5609 4997" svg:d="m0 2847c437-968 880-1917 1331-2847 1005 1301 2373 2044 3886 2146 86 960 216 1902 392 2819-2176 197-4180-528-5609-2118z"><text:p/></draw:path><draw:frame draw:style-name="gr3" draw:text-style-name="P48" svg:width="1.781cm" svg:height="0.772cm" svg:x="5.041cm" svg:y="6.225cm"><draw:text-box><text:p text:style-name="P47"><text:span text:style-name="T9">Capa 1</text:span></text:p></draw:text-box></draw:frame><draw:frame draw:style-name="gr3" draw:text-style-name="P48" svg:width="1.779cm" svg:height="0.772cm" svg:x="5.636cm" svg:y="5.336cm"><draw:text-box><text:p text:style-name="P47"><text:span text:style-name="T9">Capa 2</text:span></text:p></draw:text-box></draw:frame><draw:frame draw:style-name="gr3" draw:text-style-name="P48" svg:width="1.781cm" svg:height="0.772cm" svg:x="6.523cm" svg:y="4.447cm"><draw:text-box><text:p text:style-name="P47"><text:span text:style-name="T9">Capa 3</text:span></text:p></draw:text-box></draw:frame></draw:g>Ilustración <text:sequence text:ref-name="refIllustration0" text:name="Illustration" text:formula="ooow:Illustration+1" style:num-format="1">1</text:sequence>: Capas o layers de Pong</text:p></draw:text-box></draw:frame></text:p>
      <text:p text:style-name="Text_20_body">A continuación definiremos los elementos que contienen cada una de las capas que conforman el juego:</text:p>
      <text:list xml:id="list30309517" text:style-name="L1">
        <text:list-item>
          <text:p text:style-name="P12"><text:span text:style-name="T6">Capa 1</text:span>: Contiene las lineas que conforman y delimitan el tablero además de una linea discontinua vertical que separa simétricamente el tablero en dos, una para cada jugador, tal y como se enumera a continuación. Esta capa no almacenará animación alguna por lo que su repintado (para apreciar animación) no será necesario.</text:p>
          <text:list>
            <text:list-item>
              <text:p text:style-name="P12"><text:span text:style-name="T6">Rectángulo base</text:span><text:span text:style-name="T4">:</text:span> Delimita el tablero de juego estableciendo tanto el ancho como el alto del juego.</text:p>
            </text:list-item>
            <text:list-item>
              <text:p text:style-name="P14">Lineas de separación: <text:span text:style-name="T7">Lineas discontinuas que divide el rectángulo base delimitando dos zonas, una por jugador.</text:span></text:p>
            </text:list-item>
          </text:list>
        </text:list-item>
        <text:list-item>
          <text:p text:style-name="P14">Capa 2:<text:span text:style-name="T7"> En esta capa se encuentran los elementos más importantes del juego, pues son los que conformarán la animación, es decir, los elementos que se moverán y sobre los que interactuará el usuario. Esta capa estará siendo repintada continuamente para poder observar una animación rápida y fluida. Los elementos que contiene este </text:span><text:span text:style-name="T2">layer</text:span><text:span text:style-name="T7"> se enumeran a continuación.</text:span></text:p>
          <text:list>
            <text:list-item>
              <text:p text:style-name="P14">Jugador:<text:span text:style-name="T7"> Consiste en un rectángulo cuyo movimiento será exclusivamente vertical sobre los límites del tablero y cuya misión será devolver la pelota al campo contrario y por tanto al oponente con el fin de conseguir que el éste último no sea capaz de dar a la pelota y logar un punto en el marcador. Además, cada vez que el jugador colisione con la pelota o la devuelva al oponente conseguirá aumentar la puntuación, que es independiente al marcador de “goles”. </text:span></text:p>
              <text:p text:style-name="P21">Una de las características del jugador es que podrá ser controlado tanto por teclado como por el ratón, si el dispositivo donde se encuentra el jugador es un ordenador personal, o bien de manera táctil si el dispositivo lo permite.</text:p>
            </text:list-item>
            <text:list-item>
              <text:p text:style-name="P14">Oponente: <text:span text:style-name="T7">Al igual que el jugador su misión será devolver la pelota al campo contrario impidiendo en todo momento que la pelota traspase su portería, su movimiento, al igual que en el jugador, será solo vertical sobre el dominio del tablero y será dirigido por </text:span><text:soft-page-break/><text:span text:style-name="T7">la CPU</text:span><text:span text:style-name="T7"><text:note text:id="ftn5" text:note-class="footnote"><text:note-citation>5</text:note-citation><text:note-body><text:p text:style-name="Footnote">Unidad Central de Procesamiento(<text:span text:style-name="T1">Central Processing Unit</text:span>) o procesador, es el componente principal del ordenador y otros dispositivos programables, que interpreta las instrucciones contenidas en los programas y procesa los datos.</text:p></text:note-body></text:note></text:span><text:span text:style-name="T7">.</text:span></text:p>
            </text:list-item>
            <text:list-item>
              <text:p text:style-name="P14">Pelota: <text:span text:style-name="T7">Es el elemento fundamental del juego y su principal función consiste en ir recorriendo todo el tablero, aumentando su velocidad, de forma que el jugador y el oponente tenga que cambiar su dirección horizontal para conseguir marcar gol en la portería contraria.</text:span></text:p>
            </text:list-item>
            <text:list-item>
              <text:p text:style-name="P14">Texto de nivel y puntuación: <text:span text:style-name="T7">Existirá dos elementos de puntuación asociados al juego, además del marcador que describiremos posteriormente, que son el nivel y la puntuación del jugador. El primero estará asociado proporcionalmente a la velocidad de la pelota, es decir, que cuanto mayor sea el nivel mayor será la velocidad, este parámetro ira variando dentro de diferentes configuraciones que se detallarán en el apartado </text:span><text:span text:style-name="T7"><text:bookmark-ref text:reference-format="text" text:ref-name="__RefHeading__144_1257687823">Nivel de dificultad</text:bookmark-ref></text:span><text:span text:style-name="T7"> de la pág. </text:span><text:span text:style-name="T7"><text:bookmark-ref text:reference-format="page" text:ref-name="__RefHeading__146_1257687823">2</text:bookmark-ref></text:span><text:span text:style-name="T7">. El segundo, el texto de puntuación, determinará una puntuación que viene determinada por la cantidad de veces que el jugador devuelva la pelota al oponente, es decir, por cada vez que el jugador choque con la pelota, cuantas más veces la devuelva mayor será esta puntuación.</text:span></text:p>
            </text:list-item>
            <text:list-item>
              <text:p text:style-name="P14">Marcador de jugador: <text:span text:style-name="T7">Este elemento indicará el número de goles que el jugador ha marcado en la portería del oponente, es decir, el número de veces que el oponente no ha sido capaz de devolver la pelota al jugador.</text:span></text:p>
            </text:list-item>
            <text:list-item>
              <text:p text:style-name="P14">Marcador de oponente: <text:span text:style-name="T7">Este elemento es similar al anterior salvo que éste contarán la cantidad de goles que el oponente ha marcado al jugador.</text:span></text:p>
            </text:list-item>
          </text:list>
        </text:list-item>
        <text:list-item>
          <text:p text:style-name="P14">Capa 3: <text:span text:style-name="T7">Esta capa alojará los elementos de menú del juego, es decir una pequeña pantalla de introducción al juego y un pequeño menú de pausa animado con diferentes opciones de juego. Esta capa al igual que la capa anterior también necesita de repintado, pues contiene algunas animaciones cuando se pulsa sobre algunos de los elementos que se enumeran a continuación.</text:span></text:p>
          <text:list>
            <text:list-item>
              <text:p text:style-name="P14">Botón de inicio: <text:span text:style-name="T7">Este elemento contendrá un pequeño texto introductorio al juego y permitirá la ejecución del juego, tras pulsar sobre él. Una vez se pulse éste desaparecerá y comenzará el juego permitiendo la interacción del jugador sobre los elementos de la capa anterior.</text:span></text:p>
            </text:list-item>
            <text:list-item>
              <text:p text:style-name="P14">Botón de pausa: <text:span text:style-name="T7">Este botón permitirá pausar el transcurso del juego además de animar y mostrar dos nuevos botones con dos nuevas funcionalidades que se describen a continuación.</text:span></text:p>
              <text:list>
                <text:list-item>
                  <text:p text:style-name="P14">Botón de pantalla completa (<text:span text:style-name="T1">full screen)</text:span>: <text:span text:style-name="T7">Al pulsar sobre él se abrirá el juego ocupando toda la pantalla del dispositivo, aumentando la jugabilidad <text:s/>y evitando elementos que distraigan la atención del usuario.</text:span></text:p>
                </text:list-item>
                <text:list-item>
                  <text:p text:style-name="P14">Botón de reinicio <text:span text:style-name="T1">(restart)</text:span><text:span text:style-name="T3">: </text:span><text:span text:style-name="T5">Su función es muy simple, consiste en reiniciar el juego cuando el usuario lo desee.</text:span></text:p>
                </text:list-item>
              </text:list>
            </text:list-item>
          </text:list>
        </text:list-item>
      </text:list>
      <text:h text:style-name="Heading_20_2" text:outline-level="2">Animaciones</text:h>
      <text:p text:style-name="Text_20_body">Como se ha comentado en el apartado anterior sólo dos de las tres capas citadas contienen animaciones, en este apartado describiremos cómo será esa animación y qué elementos intervienen en dichas animaciones.</text:p>
      <text:p text:style-name="Text_20_body"><text:soft-page-break/>A continuación enumeraremos las capas y los elementos que la constitutyen, descritos anteriormente en el apartado <text:bookmark-ref text:reference-format="text" text:ref-name="__RefHeading__178_1257687823">Elementos</text:bookmark-ref> de la pág. <text:bookmark-ref text:reference-format="page" text:ref-name="__RefHeading__178_1257687823">2</text:bookmark-ref>, que presentan alguna animación, característica indispensable para interactuar con el juego.</text:p>
      <text:list xml:id="list30304234" text:style-name="L2">
        <text:list-item>
          <text:p text:style-name="P15">Capa 2</text:p>
          <text:list>
            <text:list-item>
              <text:p text:style-name="P15">Jugador: <text:span text:style-name="T7">La animación de la raqueta del jugador se limitará a un movimiento vertical sin salir del dominio del tablero, es decir podrá subir y bajar para golpear a la pelota. Puede verse más claro en la </text:span><text:span text:style-name="T7"><text:sequence-ref text:reference-format="text" text:ref-name="refIllustration1">Ilustración 2: Movimiento del jugador</text:sequence-ref></text:span></text:p>
              <text:p text:style-name="P22"><draw:frame draw:style-name="fr2" draw:name="Marco2" text:anchor-type="paragraph" svg:y="0.213cm" svg:width="6.697cm" draw:z-index="2"><draw:text-box fo:min-height="5.98cm"><text:p text:style-name="P6"><draw:g text:anchor-type="paragraph" draw:z-index="3" draw:style-name="gr1"><draw:path draw:style-name="gr4" draw:text-style-name="P46" svg:width="3.665cm" svg:height="5.533cm" draw:transform="skewX (-0.162664686285841) rotate (-0.162664686287027) translate (1.53811111111111cm 0cm)" svg:viewBox="0 0 3666 5534" svg:d="m0 5534c0-1845 0-3690 0-5534 1481 460 2888 610 3666 81 0 864 0 1729 0 2594-778 1393-2185 2224-3666 2859z"><text:p/></draw:path><draw:line draw:style-name="gr5" draw:text-style-name="P46" svg:x1="2.195cm" svg:y1="0.45cm" svg:x2="2.195cm" svg:y2="5.139cm"><text:p/></draw:line><draw:rect draw:style-name="gr6" draw:text-style-name="P46" svg:width="0.329cm" svg:height="2.345cm" svg:x="2.007cm" svg:y="1.623cm"><text:p/></draw:rect></draw:g>Ilustración <text:sequence text:ref-name="refIllustration1" text:name="Illustration" text:formula="ooow:Illustration+1" style:num-format="1">2</text:sequence>: Movimiento del jugador</text:p></draw:text-box></draw:frame></text:p>
            </text:list-item>
            <text:list-item>
              <text:p text:style-name="P15">Oponente: <text:span text:style-name="T7">La animación de la raqueta del oponente, al igual que la del jugador, se limitará verticalmente sin salir del dominio del tablero, situada en el extremo opuesto a la raqueta del jugador.</text:span></text:p>
              <text:p text:style-name="P22"><draw:frame draw:style-name="fr2" draw:name="Marco3" text:anchor-type="paragraph" svg:y="0.21cm" svg:width="6.842cm" draw:z-index="4"><draw:text-box fo:min-height="6.13cm"><text:p text:style-name="P6"><draw:g text:anchor-type="paragraph" draw:z-index="5" draw:style-name="gr1"><draw:path draw:style-name="gr4" draw:text-style-name="P46" svg:width="3.667cm" svg:height="5.534cm" draw:transform="skewX (0.162315620435442) rotate (0.162490153360641) translate (1.61030454422169cm 0.593365967322863cm)" svg:viewBox="0 0 3668 5535" svg:d="m3667 5535c0-1846 0-3691 1-5535-1482 461-2889 610-3668 81 0 865 0 1729 0 2594 778 1394 2185 2225 3667 2860z"><text:p/></draw:path><draw:line draw:style-name="gr5" draw:text-style-name="P46" svg:x1="4.572cm" svg:y1="0.45cm" svg:x2="4.572cm" svg:y2="5.14cm"><text:p/></draw:line><draw:rect draw:style-name="gr6" draw:text-style-name="P46" svg:width="0.329cm" svg:height="2.345cm" svg:x="4.432cm" svg:y="1.623cm"><text:p/></draw:rect></draw:g>Ilustración <text:sequence text:ref-name="refIllustration2" text:name="Illustration" text:formula="ooow:Illustration+1" style:num-format="1">3</text:sequence>: Movimiento del oponente</text:p></draw:text-box></draw:frame></text:p>
            </text:list-item>
            <text:list-item>
              <text:p text:style-name="P15">Pelota: <text:span text:style-name="T7">La animación de la pelota transcurrirá por todo el tablero, es decir, que la pelota se irá moviendo por todas partes hasta que colisione con las raquetas del jugador o el oponente, en cuyo caso cambiarán la componente horizontal del mismo dirigiéndose al campo contrario. En el caso de que alguna de las raquetas no pueda colisionar con la pelota y no pueda por tanto cambiar la dirección de la misma, se producirá un punto a favor del jugador contrario y un saque inicial sobre el jugador que haya fallado. Con el fin de hacer premonitorio el movimiento de la pelota, es decir, que podamos predecir donde estará la pelota en el tablero, el movimiento de ésta será el mismo tanto en el eje horizontal como en le vertical, consiguiendo que el movimiento de la pelota sea siempre de un ángulo de 45</text:span><text:span text:style-name="T8">° sobre ambos ejes.</text:span></text:p>
              <text:p text:style-name="P22"><draw:frame draw:style-name="fr2" draw:name="Marco4" text:anchor-type="paragraph" svg:y="0.212cm" svg:width="8.065cm" draw:z-index="6"><draw:text-box fo:min-height="8.752cm"><text:p text:style-name="P6"><draw:g text:anchor-type="paragraph" draw:z-index="7" draw:style-name="gr1"><draw:custom-shape draw:style-name="gr7" draw:text-style-name="P46" svg:width="2.638cm" svg:height="2.638cm" svg:x="2.687cm" svg:y="2.79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46" svg:width="1.1cm" svg:height="1.1cm" svg:x="3.456cm" svg:y="3.56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 draw:text-style-name="P46" svg:x1="-0.111cm" svg:y1="4.117cm" svg:x2="8.122cm" svg:y2="4.117cm"><text:p/></draw:line><draw:line draw:style-name="gr5" draw:text-style-name="P46" svg:x1="4.005cm" svg:y1="0cm" svg:x2="4.005cm" svg:y2="8.233cm"><text:p/></draw:line><draw:rect draw:style-name="gr9" draw:text-style-name="P46" svg:width="5.49cm" svg:height="5.49cm" svg:x="1.261cm" svg:y="1.372cm"><text:p/></draw:rect><draw:line draw:style-name="gr10" draw:text-style-name="P46" svg:x1="1.261cm" svg:y1="6.861cm" svg:x2="6.75cm" svg:y2="1.372cm"><text:p/></draw:line><draw:line draw:style-name="gr10" draw:text-style-name="P46" svg:x1="1.261cm" svg:y1="1.372cm" svg:x2="6.75cm" svg:y2="6.861cm"><text:p/></draw:line><draw:frame draw:style-name="gr11" draw:text-style-name="P49" svg:width="1.206cm" svg:height="0.74cm" svg:x="2.635cm" svg:y="3.649cm"><draw:text-box><text:p text:style-name="P47"><text:span text:style-name="T10">45º</text:span></text:p></draw:text-box></draw:frame><draw:frame draw:style-name="gr12" draw:text-style-name="P49" svg:width="0.717cm" svg:height="0.74cm" svg:x="7.46cm" svg:y="4.119cm"><draw:text-box><text:p text:style-name="P47"><text:span text:style-name="T10">x</text:span></text:p></draw:text-box></draw:frame><draw:frame draw:style-name="gr13" draw:text-style-name="P49" svg:width="0.717cm" svg:height="0.74cm" svg:x="3.618cm" svg:y="0.425cm"><draw:text-box><text:p text:style-name="P47"><text:span text:style-name="T10">y</text:span></text:p></draw:text-box></draw:frame></draw:g>Ilustración <text:sequence text:ref-name="refIllustration3" text:name="Illustration" text:formula="ooow:Illustration+1" style:num-format="1">4</text:sequence>: Movimiento de la pelota</text:p></draw:text-box></draw:frame><text:soft-page-break/></text:p>
            </text:list-item>
          </text:list>
        </text:list-item>
        <text:list-item>
          <text:p text:style-name="P15">Capa 3</text:p>
          <text:list>
            <text:list-header>
              <text:p text:style-name="P15">Botón inicio: <text:span text:style-name="T7">La animación que contendrá el botón de inicio será simular el efecto de un botón al dispararse la señal de inicio y fin de un </text:span><text:span text:style-name="T2">click</text:span><text:span text:style-name="T7"> de ratón o </text:span><text:span text:style-name="T2">tap</text:span><text:span text:style-name="T2"><text:note text:id="ftn6" text:note-class="footnote"><text:note-citation>6</text:note-citation><text:note-body><text:p text:style-name="Footnote">Indica que se ha realizado un toque con un elemento en el dispositivo, levantándolo rápidamente sin prolongar el contacto.</text:p></text:note-body></text:note></text:span><text:span text:style-name="T2"> </text:span><text:span text:style-name="T5">sobre una pantalla táctil. Una vez se ha pulsado sobre él, éste desaparecerá dando lugar al inicio del juego.</text:span></text:p>
            </text:list-header>
            <text:list-item>
              <text:p text:style-name="P15">Botón de pausa: <text:span text:style-name="T7">Este botón estará presente en todo el juego una vez haya desaparecido el botón inicio, descrito en el apartado anterior. Su misión será pausar el transcurso del juego y aparecerá una vez se <text:s/>pulse sobre realizando una pequeña animación y situándose en el centro de la pantalla, tal y como se muestra en la </text:span><text:span text:style-name="T7"><text:sequence-ref text:reference-format="text" text:ref-name="refIllustration4">Ilustración 5: Animación botón de pausa</text:sequence-ref></text:span><text:span text:style-name="T7">, mostrando a su vez los botones descritos en el apartado </text:span><text:span text:style-name="T7"><text:bookmark-ref text:reference-format="text" text:ref-name="__RefNumPara__335_1358432129">Elementos</text:bookmark-ref></text:span><text:span text:style-name="T7">, capa 3, de la pág. </text:span><text:span text:style-name="T7"><text:bookmark-ref text:reference-format="page" text:ref-name="__RefHeading__178_1257687823">2</text:bookmark-ref></text:span><text:span text:style-name="T7">.</text:span></text:p>
              <text:p text:style-name="P22"><draw:frame draw:style-name="fr2" draw:name="Marco5" text:anchor-type="paragraph" svg:y="0.212cm" svg:width="7.004cm" draw:z-index="8"><draw:text-box fo:min-height="5.923cm"><text:p text:style-name="P6"><draw:g text:anchor-type="paragraph" draw:z-index="9" draw:style-name="gr1"><draw:path draw:style-name="gr4" draw:text-style-name="P46" svg:width="4.647cm" svg:height="5.505cm" svg:x="1.177cm" svg:y="0cm" svg:viewBox="0 0 4648 5506" svg:d="m0 5506c0-1836 0-3671 0-5506 1608 786 3257 815 4648 214 0 583 0 1166 0 1749-1391 1575-3040 2787-4648 3543z"><text:p/></draw:path><draw:g draw:style-name="gr14"><draw:path draw:style-name="gr15" draw:text-style-name="P46" svg:width="0.63cm" svg:height="0.702cm" svg:x="5.043cm" svg:y="0.528cm" svg:viewBox="0 0 631 703" svg:d="m319 29c179-69 312-11 312 149s-133 373-312 478-319 28-319-168 140-390 319-459z"><text:p/></draw:path><draw:g draw:style-name="gr14"><draw:path draw:style-name="gr16" draw:text-style-name="P46" svg:width="0.095cm" svg:height="0.435cm" svg:x="5.237cm" svg:y="0.702cm" svg:viewBox="0 0 96 436" svg:d="m0 436c0-132 0-265 0-396 32-13 64-27 96-40 0 128 0 256 0 384-32 17-64 35-96 52z"><text:p/></draw:path><draw:path draw:style-name="gr16" draw:text-style-name="P46" svg:width="0.094cm" svg:height="0.419cm" svg:x="5.388cm" svg:y="0.634cm" svg:viewBox="0 0 95 420" svg:d="m0 420c0-125 0-251 0-377 32-14 64-29 95-43 0 122 0 244 0 366-31 18-63 36-95 54z"><text:p/></draw:path></draw:g></draw:g><draw:path draw:style-name="gr17" draw:text-style-name="P46" svg:width="1.303cm" svg:height="1.515cm" draw:transform="skewX (0.33754667733564) rotate (0.0092502450355682) translate (4.30740128424869cm 1.38573604047347cm)" svg:viewBox="0 0 1304 1516" svg:d="m448 745c8-1 17-2 25-4s17-2 25-4c9-2 17-4 25-6 8-3 16-5 24-7 9-3 16-6 24-9s16-6 23-10 15-7 22-11 14-8 21-12c6-5 13-10 20-14 6-5 13-9 19-14 6-6 12-10 18-16 5-6 11-11 17-16 5-7 10-12 15-18 5-7 10-13 15-19 4-6 8-13 12-20 5-6 9-13 12-20 4-7 8-14 11-21s6-14 9-22c3-7 5-15 8-22 2-8 4-15 6-23 1-8 4-16 5-24s3-16 4-24c0-8 1-16 2-24 0-9 0-17 0-25 1-9 0-18 0-26-1-8-1-17-2-25-1-9-3-17-4-26s-3-17-5-26-4-17-6-26c-2-8-5-17-7-26-3-8-6-17-9-26-3-8-7-16-10-25s-8-17-11-25c-4-9-9-17-12-26 135-35 268-70 400-103 8 16 17 32 27 48 8 16 16 32 24 49 8 16 16 32 23 49 7 16 14 32 20 48 6 17 12 34 18 50 5 16 10 32 15 49 4 16 8 33 12 49 3 16 7 32 9 48 3 17 5 33 7 49 1 16 2 32 4 48 0 17 1 32 1 48-1 15-2 31-2 47-2 15-4 31-5 46-3 15-6 31-9 46-4 15-7 30-11 45-5 14-9 28-15 43-5 14-11 29-17 43-6 13-13 27-20 41-7 13-15 26-23 39-9 13-17 26-26 39-9 12-19 25-29 37-10 11-20 23-31 35-12 11-23 22-34 33-13 11-25 21-37 32-13 9-26 19-39 29-14 9-27 19-41 28-15 9-29 17-44 25s-30 16-45 23c-16 7-31 14-47 21-17 7-33 12-49 19-17 5-33 10-50 15s-34 10-52 14c-17 4-35 7-52 11-18 2-36 5-54 8 21 87 41 175 60 262-215-150-426-302-632-456 135-195 262-386 381-573 22 86 45 172 67 258z"><text:p/></draw:path><draw:g draw:style-name="gr14"><draw:custom-shape draw:style-name="gr18" draw:text-style-name="P46" svg:width="1.722cm" svg:height="1.893cm" svg:x="2.038cm" svg:y="1.547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4"><draw:rect draw:style-name="gr19" draw:text-style-name="P46" svg:width="0.26cm" svg:height="1.151cm" svg:x="2.56cm" svg:y="1.947cm"><text:p/></draw:rect><draw:rect draw:style-name="gr19" draw:text-style-name="P46" svg:width="0.264cm" svg:height="1.151cm" svg:x="2.976cm" svg:y="1.947cm"><text:p/></draw:rect></draw:g></draw:g></draw:g>Ilustración <text:sequence text:ref-name="refIllustration4" text:name="Illustration" text:formula="ooow:Illustration+1" style:num-format="1">5</text:sequence>: Animación botón de pausa</text:p></draw:text-box></draw:frame></text:p>
              <text:list>
                <text:list-item>
                  <text:p text:style-name="P15">Botón de pantalla completa: <text:span text:style-name="T7">Tanto este botón como el botón que se describe en el apartado posterior aparecen una vez se ha pulsado el botón de pausa. La animación <text:s/>que se realiza es que este botón aparecerá desde uno de los extremos de la </text:span><text:soft-page-break/><text:span text:style-name="T7">pantalla, tal y como se muestra en la </text:span><text:span text:style-name="T7"><text:sequence-ref text:reference-format="text" text:ref-name="refIllustration5">Ilustración 6: Animación de pantalla completa y reinicio</text:sequence-ref></text:span><text:span text:style-name="T7">.</text:span></text:p>
                </text:list-item>
                <text:list-item>
                  <text:p text:style-name="P15">Botón de reinicio: <text:span text:style-name="T7">La descripción de este botón es similar a la descrita en el punto anterior, al igual que su animación, como se muestra en la </text:span><text:span text:style-name="T7"><text:sequence-ref text:reference-format="text" text:ref-name="refIllustration5">Ilustración 6: Animación de pantalla completa y reinicio</text:sequence-ref></text:span><text:span text:style-name="T7">.</text:span></text:p>
                  <text:p text:style-name="P22"><draw:frame draw:style-name="fr2" draw:name="Marco6" text:anchor-type="paragraph" svg:y="0.213cm" svg:width="10.906cm" draw:z-index="10"><draw:text-box fo:min-height="6.417cm"><text:p text:style-name="P6"><draw:g text:anchor-type="paragraph" draw:z-index="11" draw:style-name="gr1"><draw:g draw:style-name="gr14"><draw:custom-shape draw:style-name="gr18" draw:text-style-name="P46" svg:width="1.751cm" svg:height="1.927cm" svg:x="4.555cm" svg:y="2.30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14"><draw:rect draw:style-name="gr19" draw:text-style-name="P46" svg:width="0.265cm" svg:height="1.165cm" svg:x="5.086cm" svg:y="2.718cm"><text:p/></draw:rect><draw:rect draw:style-name="gr19" draw:text-style-name="P46" svg:width="0.265cm" svg:height="1.165cm" svg:x="5.509cm" svg:y="2.718cm"><text:p/></draw:rect></draw:g></draw:g><draw:rect draw:style-name="gr4" draw:text-style-name="P46" svg:width="10.902cm" svg:height="6.413cm" svg:x="0.002cm" svg:y="0cm"><text:p/></draw:rect><draw:rect draw:style-name="gr20" draw:text-style-name="P51" svg:width="2.759cm" svg:height="0.964cm" svg:x="0.258cm" svg:y="0.961cm" draw:corner-radius="0.499cm"><text:p text:style-name="P50"><text:span text:style-name="T11">[Pantalla Completa]</text:span></text:p></draw:rect><draw:custom-shape draw:style-name="gr7" draw:text-style-name="P46" svg:width="1.923cm" svg:height="0.962cm" svg:x="5.966cm" svg:y="4.681cm"><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draw:text-style-name="P46" svg:width="1.923cm" svg:height="0.964cm" svg:x="3.209cm" svg:y="0.96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20" draw:text-style-name="P51" svg:width="2.756cm" svg:height="0.962cm" svg:x="8.019cm" svg:y="4.681cm" draw:corner-radius="0.499cm"><text:p text:style-name="P50"><text:span text:style-name="T11">[Reiniciar]</text:span></text:p></draw:rect></draw:g>Ilustración <text:sequence text:ref-name="refIllustration5" text:name="Illustration" text:formula="ooow:Illustration+1" style:num-format="1">6</text:sequence>: Animación de pantalla completa y reinicio</text:p></draw:text-box></draw:frame></text:p>
                </text:list-item>
              </text:list>
            </text:list-item>
          </text:list>
        </text:list-item>
      </text:list>
      <text:h text:style-name="Heading_20_2" text:outline-level="2"><text:bookmark text:name="__RefHeading__1470_524925868"/>Parámetros configurables<text:bookmark-end text:name="__RefHeading__1470_524925868"/></text:h>
      <text:p text:style-name="Text_20_body">En este apartado describiremos todos los parámetros configurables del juego, favoreciendo la modularidad de cada juego y estandarizando de paso de parámetros entre la interfaz del usuario y el propio juego. </text:p>
      <text:p text:style-name="Text_20_body">Cada juego tendrá una hoja de configuración cuyo ajuste dependerá del paciente que presenta la deficiencia visual o del especialista<text:span text:style-name="T7"> que trata dicha deficiencia, recomendando una configuración que el paciente podrá seguir o no, según su decisión.</text:span></text:p>
      <text:p text:style-name="Text_20_body"><text:span text:style-name="T7">A continuación, en la </text:span><text:span text:style-name="T7"><text:sequence-ref text:reference-format="text" text:ref-name="refTable0">Tabla 1: Hoja de configuración de Pong</text:sequence-ref></text:span><text:span text:style-name="T7">, se presenta una lista de todos los parámetros configurables que conforman la hoja de configuración para este juego.</text:span></text:p>
      <table:table table:name="Tabla1" table:style-name="Tabla1">
        <table:table-column table:style-name="Tabla1.A"/>
        <table:table-column table:style-name="Tabla1.B"/>
        <table:table-column table:style-name="Tabla1.C"/>
        <table:table-column table:style-name="Tabla1.D"/>
        <table:table-header-rows>
          <text:soft-page-break/>
          <table:table-row>
            <table:table-cell table:style-name="Tabla1.A1" table:number-columns-spanned="2" office:value-type="string">
              <text:p text:style-name="Table_20_Heading">Elementos</text:p>
            </table:table-cell>
            <table:covered-table-cell/>
            <table:table-cell table:style-name="Tabla1.A1" office:value-type="string">
              <text:p text:style-name="Table_20_Heading">Valores</text:p>
            </table:table-cell>
            <table:table-cell table:style-name="Tabla1.D1" office:value-type="string">
              <text:p text:style-name="Table_20_Heading">Descripción</text:p>
            </table:table-cell>
          </table:table-row>
        </table:table-header-rows>
        <table:table-row table:style-name="Tabla1.2">
          <table:table-cell table:style-name="Tabla1.A2" office:value-type="string">
            <text:p text:style-name="P29">Configuración</text:p>
            <text:p text:style-name="P29">del</text:p>
            <text:p text:style-name="P29">juego</text:p>
          </table:table-cell>
          <table:table-cell table:style-name="Tabla1.B2" office:value-type="string">
            <text:p text:style-name="Table_20_Contents">Nivel de dificultad</text:p>
          </table:table-cell>
          <table:table-cell table:style-name="Tabla1.C2" office:value-type="string">
            <text:p text:style-name="Table_20_Contents">Cadena de caracteres [<text:span text:style-name="T1">easy, normal, hard</text:span>]</text:p>
          </table:table-cell>
          <table:table-cell table:style-name="Tabla1.D2" office:value-type="string">
            <text:p text:style-name="Table_20_Contents">Establecerá el nivel de dificultad del juego entre fácil, normal y difícil.</text:p>
          </table:table-cell>
        </table:table-row>
        <table:table-row>
          <table:table-cell table:style-name="Tabla1.A3" table:number-rows-spanned="4" office:value-type="string">
            <text:p text:style-name="P28">Configuración</text:p>
            <text:p text:style-name="P28">de</text:p>
            <text:p text:style-name="P28">tablero</text:p>
          </table:table-cell>
          <table:table-cell table:style-name="Tabla1.B3" office:value-type="string">
            <text:p text:style-name="P10">Color de fondo</text:p>
          </table:table-cell>
          <table:table-cell table:style-name="Tabla1.C3" office:value-type="string">
            <text:p text:style-name="P7">Valor hexadecimal de <text:s/>RGB.</text:p>
          </table:table-cell>
          <table:table-cell table:style-name="Tabla1.D3" office:value-type="string">
            <text:p text:style-name="P8">Color de relleno del fondo juego, característica del elemento rectángulo base de la capa 1.</text:p>
          </table:table-cell>
        </table:table-row>
        <table:table-row table:style-name="Tabla1.4">
          <table:covered-table-cell/>
          <table:table-cell table:style-name="Tabla1.B3" office:value-type="string">
            <text:p text:style-name="P10">Color de líneas </text:p>
          </table:table-cell>
          <table:table-cell table:style-name="Tabla1.C3" office:value-type="string">
            <text:p text:style-name="P7">Valor hexadecimal de <text:s/>RGB.</text:p>
          </table:table-cell>
          <table:table-cell table:style-name="Tabla1.D3" office:value-type="string">
            <text:p text:style-name="P8">Color de relleno de las líneas que delimitan el juego, característica de los elementos rectángulo base y líneas de separación de la capa 1.</text:p>
          </table:table-cell>
        </table:table-row>
        <table:table-row>
          <table:covered-table-cell/>
          <table:table-cell table:style-name="Tabla1.B3" office:value-type="string">
            <text:p text:style-name="P10">Color de raquetas</text:p>
          </table:table-cell>
          <table:table-cell table:style-name="Tabla1.C3" office:value-type="string">
            <text:p text:style-name="P7">Valor hexadecimal de <text:s/>RGB.</text:p>
          </table:table-cell>
          <table:table-cell table:style-name="Tabla1.D3" office:value-type="string">
            <text:p text:style-name="P8">Color de relleno de la raqueta del jugador y del oponente, característica de los elementos jugador y oponente de la capa 2.</text:p>
          </table:table-cell>
        </table:table-row>
        <table:table-row>
          <table:covered-table-cell/>
          <table:table-cell table:style-name="Tabla1.B6" office:value-type="string">
            <text:p text:style-name="P10">Color de texto</text:p>
          </table:table-cell>
          <table:table-cell table:style-name="Tabla1.C6" office:value-type="string">
            <text:p text:style-name="P7">Valor hexadecimal de <text:s/>RGB.</text:p>
          </table:table-cell>
          <table:table-cell table:style-name="Tabla1.D6" office:value-type="string">
            <text:p text:style-name="P8">Color de relleno de los textos que aparecen en el juego, característica de los elementos <text:s/>de texto de nivel y puntuación junto con los marcadores de jugador y oponente de la capa 2.</text:p>
          </table:table-cell>
        </table:table-row>
        <table:table-row>
          <table:table-cell table:style-name="Tabla1.A3" table:number-rows-spanned="4" office:value-type="string">
            <text:p text:style-name="P28">Configuración</text:p>
            <text:p text:style-name="P28">de</text:p>
            <text:p text:style-name="P28">raquetas</text:p>
          </table:table-cell>
          <table:table-cell table:style-name="Tabla1.B3" office:value-type="string">
            <text:p text:style-name="P9">Velocidad de la raqueta izquierda</text:p>
          </table:table-cell>
          <table:table-cell table:style-name="Tabla1.C3" office:value-type="string">
            <text:p text:style-name="P7">Valor entero.</text:p>
          </table:table-cell>
          <table:table-cell table:style-name="Tabla1.D3" office:value-type="string">
            <text:p text:style-name="P8">Número que determina la velocidad a la que se mueve la raqueta del jugador.</text:p>
          </table:table-cell>
        </table:table-row>
        <table:table-row>
          <table:covered-table-cell/>
          <table:table-cell table:style-name="Tabla1.B3" office:value-type="string">
            <text:p text:style-name="P9">Velocidad de la raqueta derecha</text:p>
          </table:table-cell>
          <table:table-cell table:style-name="Tabla1.C3" office:value-type="string">
            <text:p text:style-name="P7">Valor entero.</text:p>
          </table:table-cell>
          <table:table-cell table:style-name="Tabla1.D3" office:value-type="string">
            <text:p text:style-name="P8">Número que determina la velocidad a la que se mueve la raqueta del oponente.</text:p>
          </table:table-cell>
        </table:table-row>
        <table:table-row>
          <table:covered-table-cell/>
          <table:table-cell table:style-name="Tabla1.B3" office:value-type="string">
            <text:p text:style-name="P9">Anchura de las raquetas</text:p>
          </table:table-cell>
          <table:table-cell table:style-name="Tabla1.C3" office:value-type="string">
            <text:p text:style-name="P7">Valor entero.</text:p>
          </table:table-cell>
          <table:table-cell table:style-name="Tabla1.D3" office:value-type="string">
            <text:p text:style-name="P8">Número que determina la anchura de las raquetas.</text:p>
          </table:table-cell>
        </table:table-row>
        <table:table-row>
          <table:covered-table-cell/>
          <table:table-cell table:style-name="Tabla1.B6" office:value-type="string">
            <text:p text:style-name="P9">Altura de las raquetas</text:p>
          </table:table-cell>
          <table:table-cell table:style-name="Tabla1.C6" office:value-type="string">
            <text:p text:style-name="P7">Valor entero.</text:p>
          </table:table-cell>
          <table:table-cell table:style-name="Tabla1.D6" office:value-type="string">
            <text:p text:style-name="P8">Número que determina la altura de las raquetas.</text:p>
          </table:table-cell>
        </table:table-row>
        <table:table-row>
          <table:table-cell table:style-name="Tabla1.A11" table:number-rows-spanned="4" office:value-type="string">
            <text:p text:style-name="P28">Configuración</text:p>
            <text:p text:style-name="P28">de</text:p>
            <text:p text:style-name="P28">pelota</text:p>
          </table:table-cell>
          <table:table-cell table:style-name="Tabla1.B3" office:value-type="string">
            <text:p text:style-name="P9">Primer color</text:p>
          </table:table-cell>
          <table:table-cell table:style-name="Tabla1.C3" office:value-type="string">
            <text:p text:style-name="P7">Valor hexadecimal de <text:s/>RGB.</text:p>
          </table:table-cell>
          <table:table-cell table:style-name="Tabla1.D3" office:value-type="string">
            <text:p text:style-name="P8">Primer color de relleno de la pelota para calibración de gafas.</text:p>
          </table:table-cell>
        </table:table-row>
        <table:table-row>
          <table:covered-table-cell/>
          <table:table-cell table:style-name="Tabla1.B3" office:value-type="string">
            <text:p text:style-name="P7">Segundo color</text:p>
          </table:table-cell>
          <table:table-cell table:style-name="Tabla1.C3" office:value-type="string">
            <text:p text:style-name="P7">Valor hexadecimal de <text:s/>RGB.</text:p>
          </table:table-cell>
          <table:table-cell table:style-name="Tabla1.D3" office:value-type="string">
            <text:p text:style-name="P8">Segundo color de relleno de la pelota para calibración de gafas.</text:p>
          </table:table-cell>
        </table:table-row>
        <table:table-row>
          <table:covered-table-cell/>
          <table:table-cell table:style-name="Tabla1.B3" office:value-type="string">
            <text:p text:style-name="P7">Numero de franjas</text:p>
          </table:table-cell>
          <table:table-cell table:style-name="Tabla1.C3" office:value-type="string">
            <text:p text:style-name="P7">Valor entero.</text:p>
          </table:table-cell>
          <table:table-cell table:style-name="Tabla1.D3" office:value-type="string">
            <text:p text:style-name="P8">Número de zonas de división del tablero, donde produce un cambio de color de la pelota.</text:p>
          </table:table-cell>
        </table:table-row>
        <table:table-row>
          <table:covered-table-cell/>
          <table:table-cell table:style-name="Tabla1.B3" office:value-type="string">
            <text:p text:style-name="P7">Velocidad de la pelota</text:p>
          </table:table-cell>
          <table:table-cell table:style-name="Tabla1.C3" office:value-type="string">
            <text:p text:style-name="P7">Valor entero.</text:p>
          </table:table-cell>
          <table:table-cell table:style-name="Tabla1.D3" office:value-type="string">
            <text:p text:style-name="P8">Número que determina la velocidad a la que se mueve la pelota.</text:p>
          </table:table-cell>
        </table:table-row>
      </table:table>
      <text:p text:style-name="P11">Tabla <text:sequence text:ref-name="refTable0" text:name="Table" text:formula="ooow:Table+1" style:num-format="1">1</text:sequence>: Hoja de configuración de Pong</text:p>
      <text:p text:style-name="P20"><text:soft-page-break/></text:p>
      <text:h text:style-name="Heading_20_2" text:outline-level="2"><text:bookmark text:name="__RefHeading__1126_524925868"/>Puntuación<text:bookmark-end text:name="__RefHeading__1126_524925868"/></text:h>
      <text:p text:style-name="Text_20_body">El sistema de puntuación que estableceremos en el juego y por el cual se regirá el cambio de nivel de dificultad, que se detallará en el apartado siguiente, además de la recogida de datos para que sean estudiados por el especialista que trata la deficiencia visual será un sistema muy simple.</text:p>
      <text:p text:style-name="Text_20_body">Es importante mencionar los factores a los que se asocia dicha puntuación, éstos se enumeran a continuación.</text:p>
      <text:list xml:id="list30425154" text:style-name="L3">
        <text:list-item>
          <text:p text:style-name="P16">Usuario: <text:span text:style-name="T7">Toda puntuación del juego irá asociada a un usuario, para poder saber en todo momento quién y cuándo ha jugado al juego y la puntuación que ha realizado.</text:span></text:p>
        </text:list-item>
        <text:list-item>
          <text:p text:style-name="P16">Pantalla: <text:span text:style-name="T7">Es muy importante distinguir también la pantalla sobre la que se ha realizado dicha puntuación, pues el transcurso del juego y su jugabilidad dependerá mucho de la pantalla sobre la que se ejecute. El tipo de pantalla y su resolución estarán asociadas al usuario y la puntuación se almacenará dependiendo de la pantalla con la que esté ejecutando el juego el usuario.</text:span></text:p>
        </text:list-item>
        <text:list-item>
          <text:p text:style-name="P16">Nivel de dificultad: <text:span text:style-name="T7">Determinaremos varios niveles de dificultad, que se comentarán en el apartado </text:span><text:span text:style-name="T7"><text:bookmark-ref text:reference-format="text" text:ref-name="__RefHeading__144_1257687823">Nivel de dificultad</text:bookmark-ref></text:span><text:span text:style-name="T7"> de la pág. </text:span><text:span text:style-name="T7"><text:bookmark-ref text:reference-format="page" text:ref-name="__RefHeading__144_1257687823">10</text:bookmark-ref></text:span><text:span text:style-name="T7">. Dependiendo del nivel de dificultad en el que juegue el usuario, la puntuación que éste realice será muy diferente.</text:span></text:p>
        </text:list-item>
      </text:list>
      <text:p text:style-name="P13"><text:span text:style-name="T7">Una vez determinados los factores que dependen de la puntuación del jugador sobre el juego, comentaremos a continuación los diferentes marcadores de puntuación que rigen el juego.</text:span></text:p>
      <text:list xml:id="list30483192" text:style-name="L4">
        <text:list-item>
          <text:p text:style-name="P17">Puntos: <text:span text:style-name="T7">Con este sistema de puntuación controlaremos el número de veces que el jugador evita que le cuelen un gol, es decir, el número de veces que la raqueta del jugador devuelve la pelota al oponente. Cuanto mayor sea la velocidad del juego mayor será el número de veces que el jugador devuelva la pelota y por tanto aumentará su puntuación. </text:span></text:p>
          <text:p text:style-name="P17"><text:span text:style-name="T7">El número de puntos que determina este sistema de puntuación puede ser configurable, pero es más importante determinarlo como una constante, estableciendo que todas las partidas que jueguen todos los jugadores sean sobre un mismo patrón de puntuación haciendo que el estudio de esta puntuación, además de su comparación con puntuaciones de otros jugadores, sea mucho más fácil de estudiar al estar dentro de un marco común de puntuación.</text:span></text:p>
        </text:list-item>
        <text:list-item>
          <text:p text:style-name="P17">Nivel: <text:span text:style-name="T7">Este marcador determinará la velocidad de la pelota que tiene en ese momento, cuanto mayor sea el <text:s/>nivel mayor será la velocidad de la pelota y más difícil es devolver la pelota al oponente. El incremento del nivel vendrá determinado por el número de veces que el jugador sea capaz de devolver la pelota al oponente, al incrementar el marcador descrito en el punto anterior también aumentará el nivel, la cantidad de puntos que haya que conseguir para que aumente el nivel viene determinada por el nivel de dificultad del juego que se haya elegido, este viene comentado en el apartado </text:span><text:span text:style-name="T7"><text:bookmark-ref text:reference-format="text" text:ref-name="__RefHeading__144_1257687823">Nivel de dificultad</text:bookmark-ref></text:span><text:span text:style-name="T7"> de la pág. </text:span><text:span text:style-name="T7"><text:bookmark-ref text:reference-format="page" text:ref-name="__RefHeading__144_1257687823">10</text:bookmark-ref></text:span><text:span text:style-name="T7">.</text:span></text:p>
        </text:list-item>
        <text:list-item>
          <text:p text:style-name="P17">Marcador de jugador: <text:span text:style-name="T7">Este marcador es muy simple, y consiste en el número de veces que el oponente no ha conseguido devolver la pelota al jugador y ésta se ha colado en su portería, su incremento será de uno en uno y no interviene en el incremento del nivel, comentado en el punto anterior.</text:span></text:p>
        </text:list-item>
        <text:list-item>
          <text:p text:style-name="P17">Marcador de oponente: <text:span text:style-name="T7">Este marcador es similar al anterior, con la diferencia de que se anota el número de veces que el jugador no ha conseguido devolver la pelota al oponente, </text:span><text:soft-page-break/><text:span text:style-name="T7">aumentando por tanto, el marcador del oponente. Al igual que el anterior, este marcador tampoco interviene en el incremento del nivel (velocidad de la pelota).</text:span></text:p>
        </text:list-item>
      </text:list>
      <text:h text:style-name="Heading_20_2" text:outline-level="2"><text:bookmark text:name="__RefHeading__144_1257687823"/>Nivel de dificultad<text:bookmark-end text:name="__RefHeading__144_1257687823"/></text:h>
      <text:p text:style-name="Text_20_body">En este apartado comentaremos los diferentes niveles de dificultad que se han establecido en el juego y sus características. El nivel de dificultad determina qué difícil será jugar contra el oponente del juego, aumentando la velocidad de dos elementos del juego que comentaremos posteriormente.</text:p>
      <text:p text:style-name="Text_20_body">Existen varios niveles de dificultad y la opción de cambiar entre ellos, esta característica, el nivel de dificultad, es independiente al transcurso del juego, es decir, ningún sistema de puntuación descrito en el apartado <text:bookmark-ref text:reference-format="text" text:ref-name="__RefHeading__1126_524925868">Puntuación</text:bookmark-ref> de la pág. <text:bookmark-ref text:reference-format="page" text:ref-name="__RefHeading__1126_524925868">9</text:bookmark-ref>, cambiará nada del nivel de dificultad durante la ejecución del juego. El nivel de dificultad podrá ser elegido al inicio del juego y perdurará durante el transcurso de éste.</text:p>
      <text:p text:style-name="Text_20_body">Los parámetros que sufrirán alguna modificación dependiendo del nivel de dificultad serán la velocidad a la que se mueven los siguientes elementos:</text:p>
      <text:list xml:id="list31282194" text:style-name="L5">
        <text:list-item>
          <text:p text:style-name="P23"><text:span text:style-name="T6">Pelota:</text:span> Se incrementará la velocidad a la que la pelota se mueve por el tablero.</text:p>
        </text:list-item>
        <text:list-item>
          <text:p text:style-name="P18">Oponente: <text:span text:style-name="T7">Se incrementará la velocidad de respuesta del oponente, es decir, cuanto mayor sea su velocidad mayor probabilidad tiene de conseguir llegar a la pelota y devolver el golpe al jugador.</text:span></text:p>
        </text:list-item>
      </text:list>
      <text:p text:style-name="P13"><text:span text:style-name="T7">La diferencia que existen entre los diferentes niveles de dificultad es el la cantidad de puntos que el jugador necesita conseguir para modificar la característica de velocidad de los elementos anteriores, es decir, cuanto menor sea la dificultad más puntos es necesario que conseguir, a un nivel de velocidad bajo, para que haya un aumento del marcador de nivel y aumente por tanto la velocidad de la pelota y el oponente.</text:span></text:p>
      <text:p text:style-name="P13"><text:span text:style-name="T7">Otra diferencia importante es el incremento que se produce entre ambos elementos, cada nivel de dificultad establece un intervalo de crecimiento diferente para cada uno de estos elementos, todo esto se describirá posteriormente. Resumiendo, existen por tanto dos factores que caracterizan cada nivel de dificultad:</text:span></text:p>
      <text:list xml:id="list31382494" text:style-name="L6">
        <text:list-item>
          <text:p text:style-name="P19">Puntuación para subir de nivel: <text:span text:style-name="T7">La cantidad de puntos que el jugador tiene que conseguir para que se produzca un aumento del marcador de nivel y un aumento de la velocidad del oponente.</text:span></text:p>
        </text:list-item>
        <text:list-item>
          <text:p text:style-name="P19">Incremento de velocidad: <text:span text:style-name="T7">Determinará el factor de crecimiento de velocidad de los dos elementos, pelota y oponente.</text:span></text:p>
        </text:list-item>
      </text:list>
      <text:p text:style-name="P13"><text:span text:style-name="T7">Al igual que ocurre en el apartado anterior </text:span><text:span text:style-name="T7"><text:bookmark-ref text:reference-format="text" text:ref-name="__RefHeading__1126_524925868">Puntuación</text:bookmark-ref></text:span><text:span text:style-name="T7"> de la pág. </text:span><text:span text:style-name="T7"><text:bookmark-ref text:reference-format="page" text:ref-name="__RefHeading__1126_524925868">9</text:bookmark-ref></text:span><text:span text:style-name="T7"> sobre el marcador puntos, aquí también podemos configurar los dos elementos anteriores, puntuación para subir de nivel e incremento de velocidad, pero al igual que se comenta en el apartado anterior es muy importante establecer un marco común de trabajo facilitando así el estudio de los resultados para el especialista que trata la deficiencia, ya que si por cada juego estableciéramos una configuración diferente para los niveles de dificultad obtendríamos unos resultados desiguales entre jugadores lo que no favorece al estudio y tratamiento del paciente además de su comparación con otros pacientes.</text:span></text:p>
      <text:p text:style-name="P13"><text:span text:style-name="T7">Es por este motivo por el que se ha establecido un patrón común para los diferentes niveles de dificultad, se detallan a continuación.</text:span></text:p>
      <text:h text:style-name="Heading_20_3" text:outline-level="3"><text:soft-page-break/><text:span text:style-name="T7">Fácil</text:span></text:h>
      <text:p text:style-name="Text_20_body"><text:span text:style-name="T7">El comportamiento para este nivel de dificultad puede observarse en la gráfica de la </text:span><text:span text:style-name="T7"><text:sequence-ref text:reference-format="text" text:ref-name="refIllustration6">Ilustración 7: Nivel de dificultad fácil de Pong</text:sequence-ref></text:span><text:span text:style-name="T7">.</text:span></text:p>
      <text:p text:style-name="Text_20_body"><draw:frame draw:style-name="fr3" draw:name="Marco7" text:anchor-type="paragraph" svg:width="15.998cm" draw:z-index="12"><draw:text-box fo:min-height="8.999cm"><text:p text:style-name="P6"><draw:frame draw:style-name="fr4" draw:name="Objeto1" text:anchor-type="paragraph" svg:x="0.004cm" svg:y="0.002cm" svg:width="15.998cm" style:rel-width="100%" svg:height="8.999cm" style:rel-height="scale" draw:z-index="13"><draw:object xlink:href="./Object 1" xlink:type="simple" xlink:show="embed" xlink:actuate="onLoad"/><draw:image xlink:href="./ObjectReplacements/Object 1" xlink:type="simple" xlink:show="embed" xlink:actuate="onLoad"/></draw:frame>Ilustración <text:sequence text:ref-name="refIllustration6" text:name="Illustration" text:formula="ooow:Illustration+1" style:num-format="1">7</text:sequence>: Nivel de dificultad fácil de Pong</text:p></draw:text-box></draw:frame><text:span text:style-name="T7"/></text:p>
      <text:p text:style-name="Text_20_body"><text:span text:style-name="T7">Observamos cómo es necesario que el jugador consiga un número elevado de puntos para que se produzca un aumento del nivel y por consiguiente un aumento de velocidad de la pelota y el oponente.</text:span></text:p>
      <text:p text:style-name="Text_20_body"><text:span text:style-name="T7">Se observa además como la velocidad de la pelota aumenta más que la velocidad del jugador, disminuyendo la capacidad de reacción <text:s/>del oponente y aumentando las posibilidades de conseguir un gol en la portería del oponente.</text:span></text:p>
      <text:p text:style-name="Text_20_body"><text:span text:style-name="T7">A medida que aumenta el número de puntos y por tanto el nivel, la diferencia entre la velocidad de la pelota y el oponente es considerable, consiguiendo que sea muy fácil aumentar el marcador del jugador. </text:span></text:p>
      <text:h text:style-name="Heading_20_3" text:outline-level="3"><text:span text:style-name="T7">Normal</text:span></text:h>
      <text:p text:style-name="Text_20_body"><text:span text:style-name="T7">El comportamiento para este nivel de dificultad puede observarse en la gráfica de la </text:span><text:span text:style-name="T7"><text:sequence-ref text:reference-format="text" text:ref-name="refIllustration7">Ilustración 8: Nivel de dificultad normal de Pong</text:sequence-ref></text:span><text:span text:style-name="T7">.</text:span></text:p>
      <text:p text:style-name="Text_20_body"><draw:frame draw:style-name="fr3" draw:name="Marco8" text:anchor-type="paragraph" svg:width="15.998cm" draw:z-index="14"><draw:text-box fo:min-height="8.999cm"><text:p text:style-name="P6"><draw:frame draw:style-name="fr4" draw:name="Objeto2" text:anchor-type="paragraph" svg:x="0.004cm" svg:y="0.002cm" svg:width="15.998cm" style:rel-width="100%" svg:height="8.999cm" style:rel-height="scale" draw:z-index="15"><draw:object xlink:href="./Object 2" xlink:type="simple" xlink:show="embed" xlink:actuate="onLoad"/><draw:image xlink:href="./ObjectReplacements/Object 2" xlink:type="simple" xlink:show="embed" xlink:actuate="onLoad"/></draw:frame>Ilustración <text:sequence text:ref-name="refIllustration7" text:name="Illustration" text:formula="ooow:Illustration+1" style:num-format="1">8</text:sequence>: Nivel de dificultad normal de Pong</text:p></draw:text-box></draw:frame><text:soft-page-break/><text:span text:style-name="T7"/></text:p>
      <text:p text:style-name="Text_20_body"><text:span text:style-name="T7">Con este nivel de dificultad ya no es necesario un número elevado de puntos para que se produzca un cambio de nivel del juego, además observamos como la diferencia entre la velocidad del oponente y la pelota es menor que en el apartado anterior lo que consigue que anotar un gol en la portería del oponente ya no sea tan sencillo como con el nivel de dificultad anterior.</text:span></text:p>
      <text:p text:style-name="Text_20_body"><text:span text:style-name="T7">A diferencia del nivel fácil, aquí el aumento de la velocidad de la pelota y del oponente va a ser mayor que el aumento en el nivel de dificultad anterior. La característica principal de este nivel de dificultad no se debe tanto a la velocidad de reacción que el oponente tenga sino a la velocidad a la que pelota se mueve en un intervalo de tiempo tan pequeño, teniendo el jugador que evitar que la pelota se cuele en su portería.</text:span></text:p>
      <text:h text:style-name="P41" text:outline-level="3">Difícil</text:h>
      <text:p text:style-name="Text_20_body"><text:span text:style-name="T7">El comportamiento para este nivel de dificultad puede observarse en la gráfica de la </text:span><text:span text:style-name="T7"><text:sequence-ref text:reference-format="text" text:ref-name="refIllustration8">Ilustración 9: Nivel de dificultad difícil de Pong</text:sequence-ref></text:span><text:span text:style-name="T7">.</text:span></text:p>
      <text:p text:style-name="Text_20_body"><draw:frame draw:style-name="fr3" draw:name="Marco9" text:anchor-type="paragraph" svg:width="15.998cm" draw:z-index="16"><draw:text-box fo:min-height="8.999cm"><text:p text:style-name="P6"><draw:frame draw:style-name="fr4" draw:name="Objeto3" text:anchor-type="paragraph" svg:x="0.004cm" svg:y="0.002cm" svg:width="15.998cm" style:rel-width="100%" svg:height="8.999cm" style:rel-height="scale" draw:z-index="17"><draw:object xlink:href="./Object 3" xlink:type="simple" xlink:show="embed" xlink:actuate="onLoad"/><draw:image xlink:href="./ObjectReplacements/Object 3" xlink:type="simple" xlink:show="embed" xlink:actuate="onLoad"/></draw:frame>Ilustración <text:sequence text:ref-name="refIllustration8" text:name="Illustration" text:formula="ooow:Illustration+1" style:num-format="1">9</text:sequence>: Nivel de dificultad difícil de Pong</text:p></draw:text-box></draw:frame><text:soft-page-break/><text:span text:style-name="T7"/></text:p>
      <text:p text:style-name="Text_20_body"><text:span text:style-name="T7">En este nivel de dificultad el aumento del marcador del nivel del juego es casi constante, consiguiendo un aumento regular de la velocidad del oponente y la pelota. El cambio de velocidad entre niveles es mucho mayor que en los dos niveles de dificultad anteriores lo que favorece a que en un pequeño intervalo de tiempo, con una puntuación muy baja, sea muy complicado devolver la pelota al oponente.</text:span></text:p>
      <text:p text:style-name="Text_20_body"><text:span text:style-name="T7">Aún así, se ha dejado un pequeño margen para que exista la posibilidad de que el jugador pueda anotar gol en la portería del oponente, ésto es posible a que la velocidad a la que crece la velocidad del oponente es relativamente menor a la velocidad a la que crece la velocidad de la pelota, en el caso de que ambas velocidades de crecimiento fuesen iguales, el oponente estaría constantemente devolviendo la pelota al jugador haciendo casi imposible marcar un gol en la portería del oponente.</text:span></text:p>
      <text:h text:style-name="Heading_20_2" text:outline-level="2">Base de datos de Pong</text:h>
      <text:p text:style-name="Text_20_body">En este apartado describiremos toda la información que se manejará para el correcto funcionamiento del juego y para la correcta interpretación de los resultados por parte del especialista que trata la deficiencia visual, es decir, que identificaremos qué datos necesita el juego para su ejecución y cuáles son los resultados que obtendremos como resultado de la ejecución de dicho juego.</text:p>
      <text:p text:style-name="Text_20_body">En primer lugar estableceremos toda esta información dentro de un contexto en nuestros sistema. Tal y como se ha comentado en apartados anteriores, es imprescindible asociar todos los datos del juego a un paciente para poder estudiar su tratamiento de forma personalizada, éste requisito nos obliga a enmarcar los datos del juego dentro de la entidad de usuario.</text:p>
      <text:p text:style-name="Text_20_body">Éste no es el único requisito, debido a la gran capacidad de adaptación del sistema a múltiples plataformas en las que permite ejecutarse la aplicación de terapia visual, debemos de asociar estos datos relacionados con el juego a cada una de esas plataformas o dispositivos, es decir, que tanto la configuración del juego como sus resultados se asociarán a estas plataformas registradas e identificadas por parte del usuario, ya que la puntuación obtenida en el juego variará dependiendo <text:soft-page-break/>del dispositivo que el usuario utilice para jugar.</text:p>
      <text:p text:style-name="Text_20_body">La situación de los datos en el contexto del sistema puede observarse más claro en la <text:sequence-ref text:reference-format="text" text:ref-name="refIllustration9">Ilustración 10: Contexto datos de Pong</text:sequence-ref>.</text:p>
      <text:p text:style-name="Text_20_body"><draw:frame draw:style-name="fr2" draw:name="Marco10" text:anchor-type="paragraph" svg:y="0cm" svg:width="6.66cm" draw:z-index="18"><draw:text-box fo:min-height="7.144cm"><text:p text:style-name="P6"><draw:g text:anchor-type="paragraph" draw:z-index="19" draw:style-name="gr21"><draw:g draw:style-name="gr14"><draw:path draw:style-name="gr22" draw:text-style-name="P46" svg:width="5.414cm" svg:height="6.497cm" svg:x="0.623cm" svg:y="0cm" svg:viewBox="0 0 5415 6498" svg:d="m0 5071c0-1690 0-3380 0-5071 1744 937 3579 1426 5415 1426 0 1691 0 3381 0 5072-1836 0-3671-489-5415-1427z"><text:p/></draw:path><draw:g draw:style-name="gr14"><draw:path draw:style-name="gr23" draw:text-style-name="P46" svg:width="0.137cm" svg:height="0.228cm" svg:x="1.056cm" svg:y="0.736cm" svg:viewBox="0 0 138 229" svg:d="m114 75 24 15v94c0 17-2 28-6 35s-12 11-22 10-26-6-42-17-30-21-40-34-17-25-22-38-6-28-6-46v-94l22 16v94c0 14 2 26 4 34s8 17 15 26 14 15 25 22c17 11 29 15 37 12s11-14 11-34z"><text:p/></draw:path><draw:path draw:style-name="gr24" draw:text-style-name="P46" svg:width="0.114cm" svg:height="0.148cm" svg:x="1.224cm" svg:y="0.904cm" svg:viewBox="0 0 115 149" svg:d="m0 66 22 10c2 9 5 17 11 24s15 15 25 20 20 9 25 8 8-5 8-9-3-10-7-15c-4-4-12-10-25-20-17-13-29-22-36-29s-11-13-15-19-5-13-5-19c0-5 2-9 4-13s7-4 12-4c3 0 8 0 15 2s13 5 20 9c11 5 21 12 30 20s13 13 18 20 6 14 8 22l-24-9c-1-7-4-13-9-19s-12-12-22-17c-10-6-18-8-23-8s-6 4-6 8c0 2 0 4 3 8 1 3 4 6 9 10 2 2 9 8 20 16 17 13 29 23 36 29s12 12 16 18 5 14 5 21c0 6-2 10-7 14s-11 5-20 4-19-5-30-11c-17-10-32-20-40-32s-16-25-18-39z"><text:p/></draw:path><draw:path draw:style-name="gr25" draw:text-style-name="P46" svg:width="0.117cm" svg:height="0.173cm" svg:x="1.367cm" svg:y="0.963cm" svg:viewBox="0 0 118 174" svg:d="m95 164v-18c-11 8-27 8-46-1-8-4-17-9-23-15-8-7-14-13-17-18s-6-12-8-19c-1-5-1-11-1-20v-73l24 12v66c0 10 1 18 2 22 2 6 5 11 10 16s10 11 19 14c6 3 13 5 20 5s11-2 13-7 4-10 4-20v-64l26 11v119z"><text:p/></draw:path><draw:path draw:style-name="gr26" draw:text-style-name="P46" svg:width="0.138cm" svg:height="0.157cm" svg:x="1.514cm" svg:y="1.048cm" svg:viewBox="0 0 139 158" svg:d="m107 131c-10 3-18 3-28 2-8-1-17-3-27-7-17-7-29-15-38-26s-14-20-14-30c0-6 2-10 5-13s8-5 14-6 11 0 18 1c5 1 13 3 23 6 20 7 35 11 45 12 0-3 0-4 0-5 0-9-3-15-7-21-6-7-17-13-29-18-11-5-20-7-27-6s-9 4-12 12l-25-14c2-7 5-12 11-15s13-4 23-2 20 4 33 10 23 10 32 16 14 10 17 16 6 10 8 16c1 4 1 10 1 20v26c0 19 1 30 1 36s4 11 8 17l-26-10c-3-6-6-11-6-17zm-2-45c-9-1-23-4-42-9-10-4-17-5-21-6s-9 0-11 2-3 5-3 9c0 5 2 10 7 16s14 10 23 14 18 6 26 6 13-3 16-7c4-3 5-9 5-18z"><text:p/></draw:path><draw:path draw:style-name="gr27" draw:text-style-name="P46" svg:width="0.08cm" svg:height="0.127cm" svg:x="1.681cm" svg:y="1.099cm" svg:viewBox="0 0 81 128" svg:d="m0 118v-118l22 9v18c6-7 12-10 17-11s10 0 16 2c8 3 18 8 26 15l-8 15c-7-3-13-8-19-10-5-2-11-2-15-1s-7 4-10 7c-2 6-4 14-4 22v62z"><text:p/></draw:path><draw:path draw:style-name="gr28" draw:text-style-name="P46" svg:width="0.025cm" svg:height="0.171cm" svg:x="1.778cm" svg:y="1.089cm" svg:viewBox="0 0 26 172" svg:d="m0 23c0-7 0-15 0-23 9 3 18 6 26 9 0 7 0 15 0 23-8-3-17-6-26-9zm0 140c0-39 0-79 0-118 9 3 18 6 26 8 0 40 0 80 0 119-8-3-17-6-26-9z"><text:p/></draw:path><draw:path draw:style-name="gr29" draw:text-style-name="P46" svg:width="0.138cm" svg:height="0.132cm" svg:x="1.833cm" svg:y="1.167cm" svg:viewBox="0 0 139 133" svg:d="m0 45c0-22 8-36 23-42 13-5 29-4 47 2 21 7 37 17 50 31s19 31 19 50c0 15-3 26-9 33s-13 12-25 14c-11 1-22 0-35-4-21-7-38-18-50-32s-20-32-20-52zm26 8c0 15 4 28 13 38s18 17 31 21 22 3 30-2 13-16 13-31c0-15-3-27-13-37s-18-16-30-20-24-4-31 1-13 15-13 30z"><text:p/></draw:path></draw:g></draw:g><draw:g draw:style-name="gr14"><draw:path draw:style-name="gr30" draw:text-style-name="P46" svg:width="4.547cm" svg:height="4.547cm" svg:x="1.23cm" svg:y="1.646cm" svg:viewBox="0 0 4548 4548" svg:d="m0 3550c0-1183 0-2367 0-3550 1465 656 3007 998 4548 998 0 1184 0 2367 0 3550-1541 0-3083-342-4548-998z"><text:p/></draw:path><draw:g draw:style-name="gr14"><draw:path draw:style-name="gr31" draw:text-style-name="P46" svg:width="0.142cm" svg:height="0.208cm" svg:x="1.579cm" svg:y="2.162cm" svg:viewBox="0 0 143 209" svg:d="m0 197v-197l70 35c12 6 22 11 28 15 9 7 17 14 24 21s11 16 15 26 6 20 6 29c0 17-6 29-16 36s-28 4-55-9l-47-24v80zm0-103 48 24c15 8 27 10 33 6s11-9 11-21c0-8-3-16-7-24s-8-13-15-19c-4-3-12-7-23-13l-47-23z"><text:p/></draw:path><draw:path draw:style-name="gr32" draw:text-style-name="P46" svg:width="0.127cm" svg:height="0.18cm" svg:x="1.742cm" svg:y="2.314cm" svg:viewBox="0 0 128 181" svg:d="m99 152c-9 3-17 5-25 4s-17-2-26-7c-16-6-28-15-35-26s-13-24-13-36c0-6 1-13 5-16s7-7 12-9 11-1 17 0c5 1 11 2 21 6 19 6 33 9 42 9 0-3 0-5 0-6 0-10-2-17-6-23-7-9-15-15-27-20-11-6-19-6-25-5s-9 7-11 15l-24-13c2-9 6-16 10-20s12-6 22-5 19 4 31 9 21 11 28 17 14 12 17 18 6 12 8 20c0 4 1 12 1 23v32c0 22 0 36 2 43s2 13 5 19l-24-10c-3-6-4-13-5-19zm-2-55c-9 0-21-3-38-8-10-3-17-5-21-4s-7 1-9 3-4 6-4 10c0 6 3 12 7 19s12 12 22 16c9 4 17 6 24 5s12-4 16-10c2-4 3-12 3-23z"><text:p/></draw:path><draw:path draw:style-name="gr33" draw:text-style-name="P46" svg:width="0.114cm" svg:height="0.189cm" svg:x="1.899cm" svg:y="2.364cm" svg:viewBox="0 0 115 190" svg:d="m0 143v-143l21 9v20c11-11 26-13 45-5 9 4 17 9 24 15s13 12 16 18 7 13 7 21c2 5 2 13 2 24v88l-24-10v-87c0-10-1-18-3-23s-5-11-10-15-10-9-16-12c-11-4-20-4-27-1s-11 15-11 33v78z"><text:p/></draw:path><draw:path draw:style-name="gr34" draw:text-style-name="P46" svg:width="0.069cm" svg:height="0.202cm" svg:x="2.038cm" svg:y="2.386cm" svg:viewBox="0 0 70 203" svg:d="m67 181 3 22c-7-1-13-3-18-5-9-3-16-7-21-12-5-4-8-9-10-14s-3-16-3-30v-83l-18-7v-18l18 7v-36l25-5v50l24 9v19l-24-10v84c0 7 0 12 1 14s2 4 4 6 4 4 8 5c3 1 6 2 11 4z"><text:p/></draw:path><draw:path draw:style-name="gr35" draw:text-style-name="P46" svg:width="0.131cm" svg:height="0.174cm" svg:x="2.122cm" svg:y="2.467cm" svg:viewBox="0 0 132 175" svg:d="m102 146c-8 5-17 7-25 8-9-1-18-2-28-5-16-6-28-15-36-25s-13-22-13-34c0-7 1-13 4-17s8-8 13-9 12-2 18-2c5 1 12 2 22 4 20 5 34 7 43 7 1-3 1-5 1-6 0-10-2-18-7-23-6-8-16-15-28-18-11-4-20-6-25-3s-10 7-12 16l-25-12c2-9 6-16 11-20s12-7 21-7 21 2 33 7c12 5 22 9 31 15s12 11 16 17 7 11 7 19c1 4 2 11 2 22v32c0 22 0 37 1 44s4 13 6 19l-24-9c-3-6-5-12-6-20zm-1-53c-9 0-23-2-40-6-10-2-18-3-22-3s-7 2-9 5-4 6-4 10c0 6 3 12 7 18s12 11 22 15 19 4 25 2 13-4 17-11c3-4 3-11 3-22z"><text:p/></draw:path><draw:path draw:style-name="gr36" draw:text-style-name="P46" svg:width="0.024cm" svg:height="0.204cm" svg:x="2.283cm" svg:y="2.454cm" svg:viewBox="0 0 25 205" svg:d="m0 197c0-66 0-131 0-197 8 3 16 6 25 8 0 66 0 131 0 197-9-2-17-5-25-8z"><text:p/></draw:path><draw:path draw:style-name="gr37" draw:text-style-name="P46" svg:width="0.023cm" svg:height="0.204cm" svg:x="2.345cm" svg:y="2.475cm" svg:viewBox="0 0 24 205" svg:d="m0 197c0-66 0-131 0-197 8 3 16 5 24 8 0 66 0 131 0 197-8-3-16-5-24-8z"><text:p/></draw:path><draw:path draw:style-name="gr38" draw:text-style-name="P46" svg:width="0.131cm" svg:height="0.168cm" svg:x="2.397cm" svg:y="2.56cm" svg:viewBox="0 0 132 169" svg:d="m102 143c-8 5-17 8-26 8-8 1-17 0-26-3-16-5-29-13-37-23s-13-22-13-34c0-7 2-13 5-17s7-8 13-10 11-2 17-2c5 0 12 1 22 3 20 3 34 5 43 4 0-3 1-5 1-6 0-10-3-18-7-23-6-7-16-13-28-17-11-3-19-3-25-1s-9 8-12 17l-24-11c2-9 5-16 10-21s13-7 21-7 21 1 34 5 22 8 29 13 14 11 17 16 6 11 7 18c1 5 2 12 2 23v32c0 23 0 37 1 43s3 13 6 19l-25-7c-2-6-4-12-5-19zm-1-55c-9 2-23 0-40-2-10-2-17-3-22-2s-7 2-9 5-4 6-4 10c0 6 3 12 8 18s12 11 21 13c10 3 18 4 26 2s13-6 16-12c2-5 3-12 3-23z"><text:p/></draw:path></draw:g></draw:g><draw:g draw:style-name="gr14"><draw:path draw:style-name="gr39" draw:text-style-name="P46" svg:width="3.681cm" svg:height="3.031cm" svg:x="1.879cm" svg:y="2.946cm" svg:viewBox="0 0 3682 3032" svg:d="m0 2367c0-789 0-1578 0-2367 1186 438 2434 666 3682 666 0 789 0 1577 0 2366-1248 0-2496-228-3682-665z"><text:p/></draw:path><draw:g draw:style-name="gr14"><draw:path draw:style-name="gr40" draw:text-style-name="P46" svg:width="0.15cm" svg:height="0.231cm" svg:x="2.313cm" svg:y="3.512cm" svg:viewBox="0 0 151 232" svg:d="m0 197v-197l63 25c14 6 25 11 32 15 11 7 20 15 27 25 10 12 17 26 22 42s7 32 7 49c0 16-2 28-5 39s-7 18-12 23-11 9-17 12-13 2-22 1-18-3-29-7zm-42-41 39 16c12 5 21 7 28 8s13-2 17-5c5-4 10-10 13-19s5-22 5-37c0-20-3-37-9-50s-14-25-23-31c-7-6-17-11-32-17l-38-15z"><text:p/></draw:path><draw:path draw:style-name="gr41" draw:text-style-name="P46" svg:width="0.123cm" svg:height="0.171cm" svg:x="2.486cm" svg:y="3.647cm" svg:viewBox="0 0 124 172" svg:d="m95 145c-7 4-15 7-24 7-7 1-16-1-25-4-15-5-26-13-34-24s-12-21-12-33c0-7 1-13 5-18s7-8 11-9 11-2 17-2c4 0 11 2 20 3 19 5 32 6 41 7 0-4 0-6 0-7 0-10-2-18-6-23-6-8-14-13-26-17-11-4-19-5-24-2s-9 7-11 16l-23-11c2-9 6-17 10-21s12-7 20-7 19 2 31 6 21 8 28 14 12 11 15 16 6 12 8 19c1 4 1 12 1 23v32c0 22 0 36 1 43s3 12 6 19l-24-8c-2-6-4-12-5-19zm-1-54c-8 0-20-1-37-4-10-3-16-3-21-3s-6 2-8 5-3 6-3 10c0 7 2 13 6 18s12 11 21 14c9 3 16 4 23 2s13-5 16-11c2-4 3-12 3-22z"><text:p/></draw:path><draw:path draw:style-name="gr42" draw:text-style-name="P46" svg:width="0.065cm" svg:height="0.2cm" svg:x="2.624cm" svg:y="3.645cm" svg:viewBox="0 0 66 201" svg:d="m63 179 3 22c-7-1-12-2-18-3-8-3-14-7-19-11-4-4-8-9-10-14s-2-15-2-30v-82l-17-6v-18l17 5v-36l22-6v50l24 8v18l-24-8v84c0 7 1 12 2 14s2 4 4 6 4 3 8 5c2 1 5 1 10 2z"><text:p/></draw:path><draw:path draw:style-name="gr43" draw:text-style-name="P46" svg:width="0.127cm" svg:height="0.155cm" svg:x="2.701cm" svg:y="3.722cm" svg:viewBox="0 0 128 156" svg:d="m0 58c0-27 7-44 21-52 12-8 26-8 43-2 19 5 34 17 46 33s18 36 18 58c0 19-3 33-8 41s-13 15-23 18c-10 3-21 2-33-1-19-6-35-18-46-34s-18-37-18-61zm23 7c0 18 5 34 12 45s17 19 29 23c11 3 21 1 29-5s11-20 11-39c0-17-4-32-11-43s-18-19-29-22c-12-5-21-3-29 4s-12 19-12 37z"><text:p/></draw:path><draw:path draw:style-name="gr44" draw:text-style-name="P46" svg:width="0.113cm" svg:height="0.156cm" svg:x="2.846cm" svg:y="3.763cm" svg:viewBox="0 0 114 157" svg:d="m0 89 23 5c1 9 5 18 11 24s14 12 25 16c11 3 18 3 24 0s8-8 8-14c0-6-3-10-7-15-4-4-11-8-24-15-17-9-29-17-36-22s-11-11-15-18-5-14-5-20c0-7 2-12 4-17s7-8 11-10c4-2 9-2 15-3s13 1 21 3c10 3 20 8 28 13s14 12 19 18 6 15 7 25l-22-4c-2-8-5-14-10-19s-12-10-21-13c-10-3-18-3-23 0s-7 6-7 10c0 4 1 7 3 9 2 3 5 7 9 10 3 1 9 5 21 12 16 9 28 16 35 21s11 10 15 16 5 15 5 23c0 8-2 15-6 21s-11 9-20 11-18 0-29-3c-18-5-32-13-41-23s-15-24-18-41z"><text:p/></draw:path><draw:path draw:style-name="gr45" draw:text-style-name="P46" svg:width="0.119cm" svg:height="0.202cm" svg:x="3.054cm" svg:y="3.781cm" svg:viewBox="0 0 120 203" svg:d="m99 198v-19c-9 12-21 16-39 12-11-3-21-9-30-18s-17-18-22-30-8-27-8-42c0-14 3-26 7-37s12-17 21-21 20-4 31-1c9 2 16 5 23 11s11 11 15 18v-71l23 6v197zm-95-96c0 19 3 33 11 45s17 17 26 20c11 2 20 0 27-7s11-19 11-37c0-19-4-34-12-45s-15-18-26-21c-11-3-20 0-27 6s-10 21-10 39z"><text:p/></draw:path><draw:path draw:style-name="gr46" draw:text-style-name="P46" svg:width="0.127cm" svg:height="0.152cm" svg:x="3.202cm" svg:y="3.858cm" svg:viewBox="0 0 128 153" svg:d="m103 111 24 8c-3 14-10 23-21 28s-24 8-40 4c-20-4-36-15-48-30s-18-35-18-58c0-25 6-42 18-52s28-13 47-9c19 4 33 14 45 30s18 34 18 58c0 1 0 3 0 6l-104-23c1 16 5 29 13 39s18 16 29 19c9 3 16 2 22-2s11-9 15-18zm-77-58 77 18c-1-12-4-21-9-28-7-12-17-19-29-21-11-3-20-1-28 5s-11 14-11 26z"><text:p/></draw:path><draw:path draw:style-name="gr47" draw:text-style-name="P46" svg:width="0.145cm" svg:height="0.201cm" svg:x="3.436cm" svg:y="3.844cm" svg:viewBox="0 0 146 202" svg:d="m0 197v-197l73 14c12 2 21 4 28 7 10 3 18 8 25 14s11 12 15 21 5 19 5 28c0 17-5 31-15 40s-29 12-56 8l-49-10v80zm0-104 49 10c16 3 28 2 35-3s10-13 10-24c0-9-2-16-6-23s-9-11-16-14c-4-2-12-4-23-6l-49-10z"><text:p/></draw:path><draw:path draw:style-name="gr48" draw:text-style-name="P46" svg:width="0.129cm" svg:height="0.15cm" svg:x="3.604cm" svg:y="3.935cm" svg:viewBox="0 0 130 151" svg:d="m0 65c0-26 7-45 21-55 12-9 27-12 44-9 19 3 35 12 47 26s18 34 18 56c0 19-3 33-7 43s-14 16-24 21c-10 3-21 6-34 3-19-3-35-12-47-27s-18-34-18-58zm24 4c0 18 4 32 12 43s18 16 29 18 22-1 30-9 11-22 11-40c0-18-3-32-11-42s-18-16-30-18-22 1-29 9-12 20-12 39z"><text:p/></draw:path><draw:path draw:style-name="gr49" draw:text-style-name="P46" svg:width="0.112cm" svg:height="0.157cm" svg:x="3.761cm" svg:y="3.953cm" svg:viewBox="0 0 113 158" svg:d="m0 143v-143l21 3v21c11-15 25-20 44-18 9 1 17 4 24 7s12 9 15 15 6 12 8 18c1 5 1 13 1 24v88l-23-3v-87c0-10-1-18-3-22s-5-10-10-14-10-5-16-6c-10-2-19 1-27 6s-10 18-10 36v78z"><text:p/></draw:path><draw:path draw:style-name="gr50" draw:text-style-name="P46" svg:width="0.122cm" svg:height="0.203cm" svg:x="3.901cm" svg:y="3.975cm" svg:viewBox="0 0 123 204" svg:d="m5 151 22 7c2 7 4 12 9 16 6 5 13 9 24 10 11 1 19 0 25-4 6-4 10-10 12-18 2-4 2-14 2-30-10 11-23 16-39 14-18-1-34-11-44-26s-16-33-16-53c0-13 3-26 7-37s12-19 21-24 20-7 32-6c17 2 31 10 41 25v-17l22 2v123c0 22-3 38-7 47-5 8-11 15-21 19s-21 6-35 5c-17-2-31-7-41-16s-15-21-14-37zm19-84c0 20 4 34 11 43s16 15 28 16c11 2 19-1 27-10s11-20 11-39c0-17-4-31-11-40s-17-16-28-17c-11-1-19 2-26 10s-12 21-12 37z"><text:p/></draw:path></draw:g></draw:g></draw:g>Ilustración <text:sequence text:ref-name="refIllustration9" text:name="Illustration" text:formula="ooow:Illustration+1" style:num-format="1">10</text:sequence>: Contexto datos de Pong</text:p></draw:text-box></draw:frame></text:p>
      <text:p text:style-name="Text_20_body">A continuación enumeraremos los datos de entrada que manejará el juego, que son básicamente todos los datos que conforman la hoja de configuración del juego, que se han descrito en el apartado <text:bookmark-ref text:reference-format="text" text:ref-name="__RefHeading__1470_524925868">Parámetros configurables</text:bookmark-ref> de la pág. <text:bookmark-ref text:reference-format="page" text:ref-name="__RefHeading__1470_524925868">7</text:bookmark-ref> junto con un identificador de usuario y de pantalla, en la que el usuario va a jugar. Estos datos de entrada se enumeran a continuación:</text:p>
      <text:list xml:id="list32715989" text:style-name="L8">
        <text:list-item>
          <text:p text:style-name="P24">Identificador de usuario.</text:p>
        </text:list-item>
        <text:list-item>
          <text:p text:style-name="P24">Identificador de pantalla.</text:p>
        </text:list-item>
        <text:list-item>
          <text:p text:style-name="P24">Hoja de configuración:</text:p>
          <text:list>
            <text:list-item>
              <text:p text:style-name="P24">Nivel de dificultad.</text:p>
            </text:list-item>
            <text:list-item>
              <text:p text:style-name="P24">Color de fondo.</text:p>
            </text:list-item>
            <text:list-item>
              <text:p text:style-name="P24">Color de líneas .</text:p>
            </text:list-item>
            <text:list-item>
              <text:p text:style-name="P24">Color de raquetas.</text:p>
            </text:list-item>
            <text:list-item>
              <text:p text:style-name="P24">Color de texto.</text:p>
            </text:list-item>
            <text:list-item>
              <text:p text:style-name="P24">Velocidad de la raqueta izquierda.</text:p>
            </text:list-item>
            <text:list-item>
              <text:p text:style-name="P24">Velocidad de la raqueta derecha.</text:p>
            </text:list-item>
            <text:list-item>
              <text:p text:style-name="P24">Anchura de las raquetas.</text:p>
            </text:list-item>
            <text:list-item>
              <text:p text:style-name="P24">Altura de las raquetas.</text:p>
            </text:list-item>
            <text:list-item>
              <text:p text:style-name="P24">Primer color.</text:p>
            </text:list-item>
            <text:list-item>
              <text:p text:style-name="P24">Segundo color.</text:p>
            </text:list-item>
            <text:list-item>
              <text:p text:style-name="P24">Numero de franjas.</text:p>
            </text:list-item>
            <text:list-item>
              <text:p text:style-name="P24">Velocidad de la pelota.</text:p>
            </text:list-item>
          </text:list>
        </text:list-item>
      </text:list>
      <text:p text:style-name="Text_20_body">Los datos que se almacenarán como resultado de la ejecución del juego para el posterior estudio de éstos por parte del especialista son básicamente los resultados de puntuación comentados en <text:soft-page-break/>el apartado <text:bookmark-ref text:reference-format="text" text:ref-name="__RefHeading__1126_524925868">Puntuación</text:bookmark-ref> de la pág. <text:bookmark-ref text:reference-format="page" text:ref-name="__RefHeading__1126_524925868">9</text:bookmark-ref>, además del nivel de dificultad en el que se ha jugado junto con la fecha y el tiempo que se ha jugado. Los enumeramos a continuación:</text:p>
      <text:list xml:id="list32734729" text:style-name="L9">
        <text:list-item>
          <text:p text:style-name="P25">Fecha y hora.</text:p>
        </text:list-item>
        <text:list-item>
          <text:p text:style-name="P25">Tiempo de juego.</text:p>
        </text:list-item>
        <text:list-item>
          <text:p text:style-name="P25">Puntuación:</text:p>
          <text:list>
            <text:list-item>
              <text:p text:style-name="P25">Puntos.</text:p>
            </text:list-item>
            <text:list-item>
              <text:p text:style-name="P25">Nivel.</text:p>
            </text:list-item>
            <text:list-item>
              <text:p text:style-name="P25">Marcador de jugador.</text:p>
            </text:list-item>
            <text:list-item>
              <text:p text:style-name="P25">Marcador de oponente.</text:p>
            </text:list-item>
          </text:list>
        </text:list-item>
      </text:list>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ía1_Head">
            <text:p text:style-name="P5">Bibliografía</text:p>
          </text:index-title>
          <text:p text:style-name="P4">[1] Atari, Pong, 1972, http://es.wikipedia.org/wiki/Pong</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alibri2" svg:font-family="Calibri" style:font-adornments="Predeterminado"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opacity draw:name="Transparency_20_1" draw:display-name="Transparency 1" draw:style="linear" draw:start="100%" draw:end="0%" draw:angle="0" draw:border="0%"/>
    <draw:opacity draw:name="Transparency_20_21" draw:display-name="Transparency 21" draw:style="linear" draw:start="100%" draw:end="0%" draw:angle="517" draw:border="15%"/>
    <draw:marker draw:name="Arrow" svg:viewBox="0 0 20 30" svg:d="m10 0-10 30h20z"/>
    <draw:stroke-dash draw:name="Fine_20_Dashed" draw:display-name="Fine Dashed" draw:style="rect" draw:dots1="1" draw:dots1-length="0.288cm" draw:dots2="1" draw:dots2-length="0.288cm" draw:distance="0.288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true" style:page-number="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Navarro Pérez</meta:initial-creator>
    <meta:creation-date>2014-01-15T17:13:14.99</meta:creation-date>
    <dc:date>2014-01-25T13:04:22.83</dc:date>
    <dc:creator>Manuel Navarro Pérez</dc:creator>
    <meta:editing-duration>PT8H15M10S</meta:editing-duration>
    <meta:editing-cycles>15</meta:editing-cycles>
    <meta:generator>OpenOffice.org/3.3$Win32 OpenOffice.org_project/330m20$Build-9567</meta:generator>
    <meta:document-statistic meta:table-count="1" meta:image-count="0" meta:object-count="3" meta:page-count="16" meta:paragraph-count="204" meta:word-count="4448" meta:character-count="265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35"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696cm" svg:y="3.953cm" chart:style-name="ch2"/>
        <chart:plot-area chart:style-name="ch3" chart:data-source-has-labels="both" svg:x="1.357cm" svg:y="0.851cm" svg:width="9.701cm" svg:height="6.961cm">
          <chartooo:coordinate-region svg:x="1.978cm" svg:y="1.063cm" svg:width="8.8cm" svg:height="6.076cm"/>
          <chart:axis chart:dimension="x" chart:name="primary-x" chart:style-name="ch4">
            <chart:title svg:x="5.33cm" svg:y="7.992cm" chart:style-name="ch5">
              <text:p>Puntuación</text:p>
            </chart:title>
            <chart:categories table:cell-range-address="local-table.$A$2:.$A$12"/>
            <chart:grid chart:style-name="ch6" chart:class="major"/>
          </chart:axis>
          <chart:axis chart:dimension="y" chart:name="primary-y" chart:style-name="ch7">
            <chart:title svg:x="0.451cm" svg:y="5.103cm" chart:style-name="ch8">
              <text:p>Velocidad</text:p>
            </chart:title>
            <chart:grid chart:style-name="ch6" chart:class="major"/>
          </chart:axis>
          <chart:series chart:style-name="ch9" chart:values-cell-range-address="local-table.$B$2:.$B$12" chart:label-cell-address="local-table.$B$1" chart:class="chart:line">
            <chart:data-point chart:repeated="11"/>
          </chart:series>
          <chart:series chart:style-name="ch10" chart:values-cell-range-address="local-table.$C$2:.$C$12" chart:label-cell-address="local-table.$C$1" chart:class="chart:line">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locidad de pelota</text:p>
              </table:table-cell>
              <table:table-cell office:value-type="string">
                <text:p>Velocidad de oponente</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20</text:p>
              </table:table-cell>
              <table:table-cell office:value-type="float" office:value="5">
                <text:p>5</text:p>
              </table:table-cell>
              <table:table-cell office:value-type="float" office:value="5">
                <text:p>5</text:p>
              </table:table-cell>
            </table:table-row>
            <table:table-row>
              <table:table-cell office:value-type="string">
                <text:p>30</text:p>
              </table:table-cell>
              <table:table-cell office:value-type="float" office:value="6">
                <text:p>6</text:p>
              </table:table-cell>
              <table:table-cell office:value-type="float" office:value="5.5">
                <text:p>5.5</text:p>
              </table:table-cell>
            </table:table-row>
            <table:table-row>
              <table:table-cell office:value-type="string">
                <text:p>40</text:p>
              </table:table-cell>
              <table:table-cell office:value-type="float" office:value="6">
                <text:p>6</text:p>
              </table:table-cell>
              <table:table-cell office:value-type="float" office:value="5.5">
                <text:p>5.5</text:p>
              </table:table-cell>
            </table:table-row>
            <table:table-row>
              <table:table-cell office:value-type="string">
                <text:p>50</text:p>
              </table:table-cell>
              <table:table-cell office:value-type="float" office:value="6">
                <text:p>6</text:p>
              </table:table-cell>
              <table:table-cell office:value-type="float" office:value="5.5">
                <text:p>5.5</text:p>
              </table:table-cell>
            </table:table-row>
            <table:table-row>
              <table:table-cell office:value-type="string">
                <text:p>60</text:p>
              </table:table-cell>
              <table:table-cell office:value-type="float" office:value="7">
                <text:p>7</text:p>
              </table:table-cell>
              <table:table-cell office:value-type="float" office:value="6">
                <text:p>6</text:p>
              </table:table-cell>
            </table:table-row>
            <table:table-row>
              <table:table-cell office:value-type="string">
                <text:p>70</text:p>
              </table:table-cell>
              <table:table-cell office:value-type="float" office:value="7">
                <text:p>7</text:p>
              </table:table-cell>
              <table:table-cell office:value-type="float" office:value="6">
                <text:p>6</text:p>
              </table:table-cell>
            </table:table-row>
            <table:table-row>
              <table:table-cell office:value-type="string">
                <text:p>80</text:p>
              </table:table-cell>
              <table:table-cell office:value-type="float" office:value="7">
                <text:p>7</text:p>
              </table:table-cell>
              <table:table-cell office:value-type="float" office:value="6">
                <text:p>6</text:p>
              </table:table-cell>
            </table:table-row>
            <table:table-row>
              <table:table-cell office:value-type="string">
                <text:p>90</text:p>
              </table:table-cell>
              <table:table-cell office:value-type="float" office:value="8">
                <text:p>8</text:p>
              </table:table-cell>
              <table:table-cell office:value-type="float" office:value="6.5">
                <text:p>6.5</text:p>
              </table:table-cell>
            </table:table-row>
            <table:table-row>
              <table:table-cell office:value-type="string">
                <text:p>100</text:p>
              </table:table-cell>
              <table:table-cell office:value-type="float" office:value="8">
                <text:p>8</text:p>
              </table:table-cell>
              <table:table-cell office:value-type="float" office:value="6.5">
                <text:p>6.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3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696cm" svg:y="3.953cm" chart:style-name="ch2"/>
        <chart:plot-area chart:style-name="ch3" chart:data-source-has-labels="both" svg:x="1.357cm" svg:y="0.851cm" svg:width="9.701cm" svg:height="6.961cm">
          <chartooo:coordinate-region svg:x="1.978cm" svg:y="1.063cm" svg:width="8.8cm" svg:height="6.076cm"/>
          <chart:axis chart:dimension="x" chart:name="primary-x" chart:style-name="ch4">
            <chart:title svg:x="5.33cm" svg:y="7.992cm" chart:style-name="ch5">
              <text:p>Puntuación</text:p>
            </chart:title>
            <chart:categories table:cell-range-address="local-table.$A$2:.$A$12"/>
            <chart:grid chart:style-name="ch6" chart:class="major"/>
          </chart:axis>
          <chart:axis chart:dimension="y" chart:name="primary-y" chart:style-name="ch7">
            <chart:title svg:x="0.451cm" svg:y="5.103cm" chart:style-name="ch8">
              <text:p>Velocidad</text:p>
            </chart:title>
            <chart:grid chart:style-name="ch6" chart:class="major"/>
          </chart:axis>
          <chart:series chart:style-name="ch9" chart:values-cell-range-address="local-table.$B$2:.$B$12" chart:label-cell-address="local-table.$B$1" chart:class="chart:line">
            <chart:data-point chart:repeated="11"/>
          </chart:series>
          <chart:series chart:style-name="ch10" chart:values-cell-range-address="local-table.$C$2:.$C$12" chart:label-cell-address="local-table.$C$1" chart:class="chart:line">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locidad de pelota</text:p>
              </table:table-cell>
              <table:table-cell office:value-type="string">
                <text:p>Velocidad de oponente</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20</text:p>
              </table:table-cell>
              <table:table-cell office:value-type="float" office:value="7">
                <text:p>7</text:p>
              </table:table-cell>
              <table:table-cell office:value-type="float" office:value="6">
                <text:p>6</text:p>
              </table:table-cell>
            </table:table-row>
            <table:table-row>
              <table:table-cell office:value-type="string">
                <text:p>30</text:p>
              </table:table-cell>
              <table:table-cell office:value-type="float" office:value="7">
                <text:p>7</text:p>
              </table:table-cell>
              <table:table-cell office:value-type="float" office:value="6">
                <text:p>6</text:p>
              </table:table-cell>
            </table:table-row>
            <table:table-row>
              <table:table-cell office:value-type="string">
                <text:p>40</text:p>
              </table:table-cell>
              <table:table-cell office:value-type="float" office:value="9">
                <text:p>9</text:p>
              </table:table-cell>
              <table:table-cell office:value-type="float" office:value="7">
                <text:p>7</text:p>
              </table:table-cell>
            </table:table-row>
            <table:table-row>
              <table:table-cell office:value-type="string">
                <text:p>50</text:p>
              </table:table-cell>
              <table:table-cell office:value-type="float" office:value="9">
                <text:p>9</text:p>
              </table:table-cell>
              <table:table-cell office:value-type="float" office:value="7">
                <text:p>7</text:p>
              </table:table-cell>
            </table:table-row>
            <table:table-row>
              <table:table-cell office:value-type="string">
                <text:p>60</text:p>
              </table:table-cell>
              <table:table-cell office:value-type="float" office:value="11">
                <text:p>11</text:p>
              </table:table-cell>
              <table:table-cell office:value-type="float" office:value="8">
                <text:p>8</text:p>
              </table:table-cell>
            </table:table-row>
            <table:table-row>
              <table:table-cell office:value-type="string">
                <text:p>70</text:p>
              </table:table-cell>
              <table:table-cell office:value-type="float" office:value="11">
                <text:p>11</text:p>
              </table:table-cell>
              <table:table-cell office:value-type="float" office:value="8">
                <text:p>8</text:p>
              </table:table-cell>
            </table:table-row>
            <table:table-row>
              <table:table-cell office:value-type="string">
                <text:p>80</text:p>
              </table:table-cell>
              <table:table-cell office:value-type="float" office:value="13">
                <text:p>13</text:p>
              </table:table-cell>
              <table:table-cell office:value-type="float" office:value="9">
                <text:p>9</text:p>
              </table:table-cell>
            </table:table-row>
            <table:table-row>
              <table:table-cell office:value-type="string">
                <text:p>90</text:p>
              </table:table-cell>
              <table:table-cell office:value-type="float" office:value="13">
                <text:p>13</text:p>
              </table:table-cell>
              <table:table-cell office:value-type="float" office:value="9">
                <text:p>9</text:p>
              </table:table-cell>
            </table:table-row>
            <table:table-row>
              <table:table-cell office:value-type="string">
                <text:p>100</text:p>
              </table:table-cell>
              <table:table-cell office:value-type="float" office:value="15">
                <text:p>15</text:p>
              </table:table-cell>
              <table:table-cell office:value-type="float" office:value="10">
                <text:p>1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3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696cm" svg:y="3.953cm" chart:style-name="ch2"/>
        <chart:plot-area chart:style-name="ch3" chart:data-source-has-labels="both" svg:x="1.357cm" svg:y="0.851cm" svg:width="9.701cm" svg:height="6.961cm">
          <chartooo:coordinate-region svg:x="1.978cm" svg:y="1.063cm" svg:width="8.8cm" svg:height="6.076cm"/>
          <chart:axis chart:dimension="x" chart:name="primary-x" chart:style-name="ch4">
            <chart:title svg:x="5.33cm" svg:y="7.992cm" chart:style-name="ch5">
              <text:p>Puntuación</text:p>
            </chart:title>
            <chart:categories table:cell-range-address="local-table.$A$2:.$A$12"/>
            <chart:grid chart:style-name="ch6" chart:class="major"/>
          </chart:axis>
          <chart:axis chart:dimension="y" chart:name="primary-y" chart:style-name="ch7">
            <chart:title svg:x="0.451cm" svg:y="5.103cm" chart:style-name="ch8">
              <text:p>Velocidad</text:p>
            </chart:title>
            <chart:grid chart:style-name="ch6" chart:class="major"/>
          </chart:axis>
          <chart:series chart:style-name="ch9" chart:values-cell-range-address="local-table.$B$2:.$B$12" chart:label-cell-address="local-table.$B$1" chart:class="chart:line">
            <chart:data-point chart:repeated="11"/>
          </chart:series>
          <chart:series chart:style-name="ch10" chart:values-cell-range-address="local-table.$C$2:.$C$12" chart:label-cell-address="local-table.$C$1" chart:class="chart:line">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locidad de pelota</text:p>
              </table:table-cell>
              <table:table-cell office:value-type="string">
                <text:p>Velocidad de oponente</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row>
            <table:table-row>
              <table:table-cell office:value-type="string">
                <text:p>10</text:p>
              </table:table-cell>
              <table:table-cell office:value-type="float" office:value="8">
                <text:p>8</text:p>
              </table:table-cell>
              <table:table-cell office:value-type="float" office:value="7.5">
                <text:p>7.5</text:p>
              </table:table-cell>
            </table:table-row>
            <table:table-row>
              <table:table-cell office:value-type="string">
                <text:p>20</text:p>
              </table:table-cell>
              <table:table-cell office:value-type="float" office:value="11">
                <text:p>11</text:p>
              </table:table-cell>
              <table:table-cell office:value-type="float" office:value="10">
                <text:p>10</text:p>
              </table:table-cell>
            </table:table-row>
            <table:table-row>
              <table:table-cell office:value-type="string">
                <text:p>30</text:p>
              </table:table-cell>
              <table:table-cell office:value-type="float" office:value="14">
                <text:p>14</text:p>
              </table:table-cell>
              <table:table-cell office:value-type="float" office:value="12.5">
                <text:p>12.5</text:p>
              </table:table-cell>
            </table:table-row>
            <table:table-row>
              <table:table-cell office:value-type="string">
                <text:p>40</text:p>
              </table:table-cell>
              <table:table-cell office:value-type="float" office:value="17">
                <text:p>17</text:p>
              </table:table-cell>
              <table:table-cell office:value-type="float" office:value="15">
                <text:p>15</text:p>
              </table:table-cell>
            </table:table-row>
            <table:table-row>
              <table:table-cell office:value-type="string">
                <text:p>50</text:p>
              </table:table-cell>
              <table:table-cell office:value-type="float" office:value="20">
                <text:p>20</text:p>
              </table:table-cell>
              <table:table-cell office:value-type="float" office:value="17.5">
                <text:p>17.5</text:p>
              </table:table-cell>
            </table:table-row>
            <table:table-row>
              <table:table-cell office:value-type="string">
                <text:p>60</text:p>
              </table:table-cell>
              <table:table-cell office:value-type="float" office:value="23">
                <text:p>23</text:p>
              </table:table-cell>
              <table:table-cell office:value-type="float" office:value="20">
                <text:p>20</text:p>
              </table:table-cell>
            </table:table-row>
            <table:table-row>
              <table:table-cell office:value-type="string">
                <text:p>70</text:p>
              </table:table-cell>
              <table:table-cell office:value-type="float" office:value="26">
                <text:p>26</text:p>
              </table:table-cell>
              <table:table-cell office:value-type="float" office:value="22.5">
                <text:p>22.5</text:p>
              </table:table-cell>
            </table:table-row>
            <table:table-row>
              <table:table-cell office:value-type="string">
                <text:p>80</text:p>
              </table:table-cell>
              <table:table-cell office:value-type="float" office:value="29">
                <text:p>29</text:p>
              </table:table-cell>
              <table:table-cell office:value-type="float" office:value="25">
                <text:p>25</text:p>
              </table:table-cell>
            </table:table-row>
            <table:table-row>
              <table:table-cell office:value-type="string">
                <text:p>90</text:p>
              </table:table-cell>
              <table:table-cell office:value-type="float" office:value="32">
                <text:p>32</text:p>
              </table:table-cell>
              <table:table-cell office:value-type="float" office:value="27.5">
                <text:p>27.5</text:p>
              </table:table-cell>
            </table:table-row>
            <table:table-row>
              <table:table-cell office:value-type="string">
                <text:p>100</text:p>
              </table:table-cell>
              <table:table-cell office:value-type="float" office:value="35">
                <text:p>35</text:p>
              </table:table-cell>
              <table:table-cell office:value-type="float" office:value="30">
                <text:p>3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